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55000042BF0000175F50A8C80F.wmf" manifest:media-type=""/>
  <manifest:file-entry manifest:full-path="Pictures/2000009200000BE100000BA69AC078B2.wmf" manifest:media-type=""/>
  <manifest:file-entry manifest:full-path="Pictures/100000000000002D00000078B71AEC1C.png" manifest:media-type="image/png"/>
  <manifest:file-entry manifest:full-path="Pictures/10000000000000BE0000002E798866A9.png" manifest:media-type="image/png"/>
  <manifest:file-entry manifest:full-path="Pictures/10000000000000F900000054FB70E5D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Verdana1" svg:font-family="Verdana,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au3" style:family="table">
      <style:table-properties style:width="15.998cm" table:align="margins" fo:keep-with-next="always" style:writing-mode="lr-tb"/>
    </style:style>
    <style:style style:name="Tableau3.A" style:family="table-column">
      <style:table-column-properties style:column-width="7.999cm" style:rel-column-width="32767*"/>
    </style:style>
    <style:style style:name="Tableau3.B" style:family="table-column">
      <style:table-column-properties style:column-width="7.999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1" style:family="table">
      <style:table-properties style:width="17.351cm" fo:margin-left="-0.635cm" table:align="left" style:writing-mode="lr-tb"/>
    </style:style>
    <style:style style:name="Tableau1.A" style:family="table-column">
      <style:table-column-properties style:column-width="0.953cm"/>
    </style:style>
    <style:style style:name="Tableau1.B" style:family="table-column">
      <style:table-column-properties style:column-width="16.399cm"/>
    </style:style>
    <style:style style:name="Tableau1.1" style:family="table-row">
      <style:table-row-properties style:min-row-height="1.961cm" fo:keep-together="always"/>
    </style:style>
    <style:style style:name="Tableau1.A1" style:family="table-cell">
      <style:table-cell-properties style:vertical-align="middle" fo:padding-left="0.191cm" fo:padding-right="0.191cm" fo:padding-top="0cm" fo:padding-bottom="0cm" fo:border="none" style:writing-mode="lr-tb"/>
    </style:style>
    <style:style style:name="Tableau1.B1" style:family="table-cell">
      <style:table-cell-properties style:vertical-align="top" fo:padding-left="0.191cm" fo:padding-right="0.191cm" fo:padding-top="0cm" fo:padding-bottom="0cm" fo:border="none" style:writing-mode="lr-tb"/>
    </style:style>
    <style:style style:name="Tableau2" style:family="table">
      <style:table-properties style:width="17.351cm" fo:margin-left="-0.635cm" table:align="left" style:writing-mode="lr-tb"/>
    </style:style>
    <style:style style:name="Tableau2.A" style:family="table-column">
      <style:table-column-properties style:column-width="0.933cm"/>
    </style:style>
    <style:style style:name="Tableau2.B" style:family="table-column">
      <style:table-column-properties style:column-width="16.418cm"/>
    </style:style>
    <style:style style:name="Tableau2.1" style:family="table-row">
      <style:table-row-properties style:min-row-height="1.961cm" fo:keep-together="always"/>
    </style:style>
    <style:style style:name="Tableau2.A1" style:family="table-cell">
      <style:table-cell-properties style:vertical-align="middle" fo:padding-left="0.191cm" fo:padding-right="0.191cm" fo:padding-top="0cm" fo:padding-bottom="0cm" fo:border="none" style:writing-mode="lr-tb"/>
    </style:style>
    <style:style style:name="Tableau2.B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text-align="end" style:justify-single-word="false"/>
    </style:style>
    <style:style style:name="P2" style:family="paragraph" style:parent-style-name="Standard">
      <style:text-properties fo:language="zxx" fo:country="none" style:language-asian="zxx" style:country-asian="none"/>
    </style:style>
    <style:style style:name="P3" style:family="paragraph" style:parent-style-name="Standard">
      <style:text-properties fo:language="zxx" fo:country="none" style:language-asian="zxx" style:country-asian="none" style:text-scale="100%"/>
    </style:style>
    <style:style style:name="P4" style:family="paragraph" style:parent-style-name="Standard">
      <style:text-properties officeooo:paragraph-rsid="000485ac"/>
    </style:style>
    <style:style style:name="P5" style:family="paragraph" style:parent-style-name="Standard">
      <style:text-properties officeooo:paragraph-rsid="0005da76"/>
    </style:style>
    <style:style style:name="P6" style:family="paragraph" style:parent-style-name="Standard">
      <style:text-properties officeooo:rsid="000737ae" officeooo:paragraph-rsid="000737ae"/>
    </style:style>
    <style:style style:name="P7" style:family="paragraph" style:parent-style-name="Standard">
      <style:text-properties officeooo:rsid="0008c3ef" officeooo:paragraph-rsid="0008c3ef"/>
    </style:style>
    <style:style style:name="P8" style:family="paragraph" style:parent-style-name="Standard">
      <style:text-properties officeooo:paragraph-rsid="000a78c4"/>
    </style:style>
    <style:style style:name="P9" style:family="paragraph" style:parent-style-name="Standard">
      <style:text-properties officeooo:rsid="000b2b1b" officeooo:paragraph-rsid="000b2b1b"/>
    </style:style>
    <style:style style:name="P10" style:family="paragraph" style:parent-style-name="Standard">
      <style:text-properties officeooo:paragraph-rsid="00131870"/>
    </style:style>
    <style:style style:name="P11" style:family="paragraph" style:parent-style-name="Standard">
      <style:text-properties officeooo:rsid="0014f93a" officeooo:paragraph-rsid="0014f93a"/>
    </style:style>
    <style:style style:name="P12" style:family="paragraph" style:parent-style-name="Standard">
      <style:text-properties officeooo:rsid="00077fdd" officeooo:paragraph-rsid="00077fdd"/>
    </style:style>
    <style:style style:name="P13" style:family="paragraph" style:parent-style-name="Standard">
      <style:text-properties officeooo:rsid="00131870" officeooo:paragraph-rsid="00131870"/>
    </style:style>
    <style:style style:name="P14" style:family="paragraph" style:parent-style-name="Standard">
      <style:text-properties officeooo:rsid="00173992" officeooo:paragraph-rsid="00173992"/>
    </style:style>
    <style:style style:name="P15" style:family="paragraph" style:parent-style-name="Standard">
      <style:text-properties officeooo:rsid="0023598c" officeooo:paragraph-rsid="0031bf8d"/>
    </style:style>
    <style:style style:name="P16" style:family="paragraph" style:parent-style-name="Standard">
      <style:text-properties officeooo:rsid="00241b84" officeooo:paragraph-rsid="0031bf8d"/>
    </style:style>
    <style:style style:name="P17" style:family="paragraph" style:parent-style-name="Standard">
      <style:text-properties officeooo:rsid="0024de93" officeooo:paragraph-rsid="0024de93"/>
    </style:style>
    <style:style style:name="P18" style:family="paragraph" style:parent-style-name="Standard">
      <style:text-properties officeooo:paragraph-rsid="00217ae0"/>
    </style:style>
    <style:style style:name="P19" style:family="paragraph" style:parent-style-name="Standard">
      <style:text-properties officeooo:rsid="002aac35" officeooo:paragraph-rsid="0031bf8d"/>
    </style:style>
    <style:style style:name="P20" style:family="paragraph" style:parent-style-name="Standard">
      <style:text-properties officeooo:rsid="00309b0d" officeooo:paragraph-rsid="0031bf8d"/>
    </style:style>
    <style:style style:name="P21" style:family="paragraph" style:parent-style-name="Standard">
      <style:text-properties officeooo:paragraph-rsid="0031bf8d"/>
    </style:style>
    <style:style style:name="P22" style:family="paragraph" style:parent-style-name="Standard">
      <style:text-properties officeooo:rsid="0005da76" officeooo:paragraph-rsid="000a78c4"/>
    </style:style>
    <style:style style:name="P23" style:family="paragraph" style:parent-style-name="Standard">
      <style:text-properties officeooo:rsid="00332a3c" officeooo:paragraph-rsid="00332a3c"/>
    </style:style>
    <style:style style:name="P24" style:family="paragraph" style:parent-style-name="Standard">
      <style:text-properties officeooo:rsid="0020ee6d" officeooo:paragraph-rsid="003657f8"/>
    </style:style>
    <style:style style:name="P25" style:family="paragraph" style:parent-style-name="Standard">
      <style:text-properties officeooo:rsid="0034112f" officeooo:paragraph-rsid="003af904"/>
    </style:style>
    <style:style style:name="P26" style:family="paragraph" style:parent-style-name="Standard">
      <style:text-properties officeooo:rsid="0034112f" officeooo:paragraph-rsid="003dbce6"/>
    </style:style>
    <style:style style:name="P27" style:family="paragraph" style:parent-style-name="Standard">
      <style:text-properties officeooo:rsid="0034112f" officeooo:paragraph-rsid="006a1d10"/>
    </style:style>
    <style:style style:name="P28" style:family="paragraph" style:parent-style-name="Standard">
      <style:text-properties officeooo:rsid="003af904" officeooo:paragraph-rsid="003af904"/>
    </style:style>
    <style:style style:name="P29" style:family="paragraph" style:parent-style-name="Standard">
      <style:text-properties officeooo:rsid="003af904" officeooo:paragraph-rsid="00475945"/>
    </style:style>
    <style:style style:name="P30" style:family="paragraph" style:parent-style-name="Standard">
      <style:text-properties officeooo:rsid="003dbce6" officeooo:paragraph-rsid="003dbce6"/>
    </style:style>
    <style:style style:name="P31" style:family="paragraph" style:parent-style-name="Standard">
      <style:text-properties officeooo:rsid="003ff8b2" officeooo:paragraph-rsid="003ff8b2"/>
    </style:style>
    <style:style style:name="P32" style:family="paragraph" style:parent-style-name="Standard">
      <style:text-properties officeooo:rsid="005e5ded" officeooo:paragraph-rsid="005e5ded"/>
    </style:style>
    <style:style style:name="P33" style:family="paragraph" style:parent-style-name="Standard">
      <style:text-properties officeooo:rsid="00623338" officeooo:paragraph-rsid="00623338"/>
    </style:style>
    <style:style style:name="P34" style:family="paragraph" style:parent-style-name="Standard">
      <style:text-properties officeooo:rsid="006ed257" officeooo:paragraph-rsid="006ed257"/>
    </style:style>
    <style:style style:name="P35" style:family="paragraph" style:parent-style-name="Standard">
      <style:paragraph-properties fo:break-before="page"/>
    </style:style>
    <style:style style:name="P36" style:family="paragraph" style:parent-style-name="Cadre_5f_Gauche">
      <style:paragraph-properties fo:break-before="page"/>
      <style:text-properties fo:language="zxx" fo:country="none" style:language-asian="zxx" style:country-asian="none" style:text-scale="100%"/>
    </style:style>
    <style:style style:name="P37" style:family="paragraph" style:parent-style-name="Table_20_index_20_heading">
      <style:paragraph-properties fo:break-before="page"/>
    </style:style>
    <style:style style:name="P38" style:family="paragraph" style:parent-style-name="Illustration_20_Index_20_Heading">
      <style:paragraph-properties fo:break-before="page"/>
    </style:style>
    <style:style style:name="P39" style:family="paragraph" style:parent-style-name="Encadré_5f_Normal">
      <style:paragraph-properties style:snap-to-layout-grid="false"/>
    </style:style>
    <style:style style:name="P40" style:family="paragraph" style:parent-style-name="Encadré_5f_TitreCoté">
      <style:paragraph-properties style:snap-to-layout-grid="false"/>
      <style:text-properties fo:font-size="10pt" style:font-size-asian="10pt" style:text-rotation-angle="90" style:text-rotation-scale="line-height"/>
    </style:style>
    <style:style style:name="P41" style:family="paragraph" style:parent-style-name="Droite">
      <style:text-properties fo:font-weight="bold" style:font-weight-asian="bold" style:font-weight-complex="bold"/>
    </style:style>
    <style:style style:name="P42" style:family="paragraph" style:parent-style-name="Cadre_5f_Gauche">
      <style:text-properties fo:language="zxx" fo:country="none" style:language-asian="zxx" style:country-asian="none" style:text-scale="100%"/>
    </style:style>
    <style:style style:name="P43" style:family="paragraph" style:parent-style-name="Illustration_20_Index_20_1">
      <style:paragraph-properties>
        <style:tab-stops>
          <style:tab-stop style:position="15.998cm" style:type="right" style:leader-style="dotted" style:leader-text="."/>
        </style:tab-stops>
      </style:paragraph-properties>
    </style:style>
    <style:style style:name="P44" style:family="paragraph" style:parent-style-name="Table_20_index_20_1">
      <style:paragraph-properties>
        <style:tab-stops>
          <style:tab-stop style:position="15.998cm" style:type="right" style:leader-style="dotted" style:leader-text="."/>
        </style:tab-stops>
      </style:paragraph-properties>
    </style:style>
    <style:style style:name="P45" style:family="paragraph" style:parent-style-name="Contents_20_4">
      <style:paragraph-properties>
        <style:tab-stops>
          <style:tab-stop style:position="1.499cm"/>
          <style:tab-stop style:position="15.998cm" style:type="right" style:leader-style="dotted" style:leader-text="."/>
        </style:tab-stops>
      </style:paragraph-properties>
    </style:style>
    <style:style style:name="P46" style:family="paragraph" style:parent-style-name="Contents_20_4">
      <style:paragraph-properties>
        <style:tab-stops>
          <style:tab-stop style:position="1.499cm"/>
        </style:tab-stops>
      </style:paragraph-properties>
    </style:style>
    <style:style style:name="P47" style:family="paragraph" style:parent-style-name="Contents_20_2">
      <style:paragraph-properties>
        <style:tab-stops>
          <style:tab-stop style:position="1.499cm"/>
          <style:tab-stop style:position="15.998cm" style:type="right" style:leader-style="dotted" style:leader-text="."/>
        </style:tab-stops>
      </style:paragraph-properties>
    </style:style>
    <style:style style:name="P48" style:family="paragraph" style:parent-style-name="Contents_20_2">
      <style:paragraph-properties>
        <style:tab-stops>
          <style:tab-stop style:position="0.499cm"/>
        </style:tab-stops>
      </style:paragraph-properties>
    </style:style>
    <style:style style:name="P49" style:family="paragraph" style:parent-style-name="Contents_20_7">
      <style:paragraph-properties>
        <style:tab-stops>
          <style:tab-stop style:position="15.998cm" style:type="right" style:leader-style="dotted" style:leader-text="."/>
        </style:tab-stops>
      </style:paragraph-properties>
    </style:style>
    <style:style style:name="P50" style:family="paragraph" style:parent-style-name="Contents_20_6">
      <style:paragraph-properties>
        <style:tab-stops>
          <style:tab-stop style:position="15.998cm" style:type="right" style:leader-style="dotted" style:leader-text="."/>
        </style:tab-stops>
      </style:paragraph-properties>
    </style:style>
    <style:style style:name="P51" style:family="paragraph" style:parent-style-name="Contents_20_3">
      <style:paragraph-properties>
        <style:tab-stops>
          <style:tab-stop style:position="1.499cm"/>
          <style:tab-stop style:position="15.998cm" style:type="right" style:leader-style="dotted" style:leader-text="."/>
        </style:tab-stops>
      </style:paragraph-properties>
    </style:style>
    <style:style style:name="P52" style:family="paragraph" style:parent-style-name="Contents_20_3">
      <style:paragraph-properties>
        <style:tab-stops>
          <style:tab-stop style:position="1cm"/>
        </style:tab-stops>
      </style:paragraph-properties>
    </style:style>
    <style:style style:name="P53" style:family="paragraph" style:parent-style-name="Contents_20_5">
      <style:paragraph-properties>
        <style:tab-stops>
          <style:tab-stop style:position="15.998cm" style:type="right" style:leader-style="dotted" style:leader-text="."/>
        </style:tab-stops>
      </style:paragraph-properties>
    </style:style>
    <style:style style:name="P54" style:family="paragraph" style:parent-style-name="Contents_20_1">
      <style:paragraph-properties>
        <style:tab-stops>
          <style:tab-stop style:position="15.998cm" style:type="right" style:leader-style="dotted" style:leader-text="."/>
        </style:tab-stops>
      </style:paragraph-properties>
    </style:style>
    <style:style style:name="P55" style:family="paragraph" style:parent-style-name="Contents_20_1">
      <style:paragraph-properties>
        <style:tab-stops/>
      </style:paragraph-properties>
    </style:style>
    <style:style style:name="P56" style:family="paragraph" style:parent-style-name="PageGarde_5f_TitreDuMémoire">
      <style:text-properties fo:font-size="28pt" officeooo:rsid="0001c6dd" officeooo:paragraph-rsid="0001c6dd" style:font-size-asian="28pt" style:font-size-complex="28pt" style:text-scale="100%"/>
    </style:style>
    <style:style style:name="P57" style:family="paragraph" style:parent-style-name="PageGarde_5f_NomPrénom">
      <style:text-properties officeooo:rsid="0001c6dd" officeooo:paragraph-rsid="0001c6dd"/>
    </style:style>
    <style:style style:name="P58" style:family="paragraph" style:parent-style-name="PageGarde_5f_MentionDeDiplome">
      <style:text-properties officeooo:rsid="0001c6dd" officeooo:paragraph-rsid="0001c6dd"/>
    </style:style>
    <style:style style:name="P59" style:family="paragraph" style:parent-style-name="Bibliography_20_1">
      <style:paragraph-properties>
        <style:tab-stops/>
      </style:paragraph-properties>
    </style:style>
    <style:style style:name="P60" style:family="paragraph" style:parent-style-name="Footnote">
      <style:text-properties officeooo:rsid="0052836f" officeooo:paragraph-rsid="0052836f"/>
    </style:style>
    <style:style style:name="P61" style:family="paragraph" style:parent-style-name="Standard" style:master-page-name="Page_5f_Garde">
      <style:paragraph-properties style:page-number="auto"/>
      <style:text-properties fo:language="zxx" fo:country="none" style:language-asian="zxx" style:country-asian="none"/>
    </style:style>
    <style:style style:name="P62" style:family="paragraph" style:parent-style-name="Standard">
      <style:text-properties officeooo:rsid="003af904" officeooo:paragraph-rsid="003dbce6"/>
    </style:style>
    <style:style style:name="P63" style:family="paragraph" style:parent-style-name="Standard">
      <style:text-properties officeooo:rsid="003af904" officeooo:paragraph-rsid="003af904"/>
    </style:style>
    <style:style style:name="P64" style:family="paragraph" style:parent-style-name="Standard">
      <style:text-properties officeooo:rsid="00670bb2" officeooo:paragraph-rsid="006a1d10"/>
    </style:style>
    <style:style style:name="P65" style:family="paragraph" style:parent-style-name="_5f_ua_5f_Titre_20_4">
      <style:text-properties officeooo:rsid="000485ac" officeooo:paragraph-rsid="000485ac"/>
    </style:style>
    <style:style style:name="P66" style:family="paragraph" style:parent-style-name="_5f_ua_5f_Titre_20_4">
      <style:text-properties officeooo:rsid="00119b0a" officeooo:paragraph-rsid="00131870"/>
    </style:style>
    <style:style style:name="P67" style:family="paragraph" style:parent-style-name="_5f_ua_5f_Titre_20_4">
      <style:text-properties officeooo:rsid="000472d5" officeooo:paragraph-rsid="0019c992"/>
    </style:style>
    <style:style style:name="P68" style:family="paragraph" style:parent-style-name="_5f_ua_5f_Titre_20_4">
      <style:text-properties officeooo:rsid="00217ae0" officeooo:paragraph-rsid="00217ae0"/>
    </style:style>
    <style:style style:name="P69" style:family="paragraph" style:parent-style-name="_5f_ua_5f_Titre_20_4">
      <style:text-properties officeooo:rsid="0005da76" officeooo:paragraph-rsid="0005da76"/>
    </style:style>
    <style:style style:name="P70" style:family="paragraph" style:parent-style-name="_5f_ua_5f_Titre_20_4">
      <style:text-properties officeooo:rsid="0005da76" officeooo:paragraph-rsid="0031bf8d"/>
    </style:style>
    <style:style style:name="P71" style:family="paragraph" style:parent-style-name="_5f_ua_5f_Titre_20_4">
      <style:text-properties officeooo:paragraph-rsid="0031bf8d"/>
    </style:style>
    <style:style style:name="P72" style:family="paragraph" style:parent-style-name="_5f_ua_5f_Titre_20_1">
      <style:paragraph-properties fo:break-before="page"/>
    </style:style>
    <style:style style:name="P73" style:family="paragraph" style:parent-style-name="_5f_ua_5f_Titre_20_1">
      <style:paragraph-properties fo:break-before="page"/>
      <style:text-properties officeooo:rsid="000357d4" officeooo:paragraph-rsid="000357d4"/>
    </style:style>
    <style:style style:name="P74" style:family="paragraph" style:parent-style-name="_5f_ua_5f_Titre_20_2">
      <style:text-properties officeooo:rsid="0005da76" officeooo:paragraph-rsid="0005da76"/>
    </style:style>
    <style:style style:name="P75" style:family="paragraph" style:parent-style-name="_5f_ua_5f_Titre_20_2">
      <style:paragraph-properties fo:break-before="page"/>
    </style:style>
    <style:style style:name="P76" style:family="paragraph" style:parent-style-name="_5f_ua_5f_Titre_20_2">
      <style:paragraph-properties fo:break-before="page"/>
      <style:text-properties officeooo:rsid="000485ac" officeooo:paragraph-rsid="000485ac"/>
    </style:style>
    <style:style style:name="P77" style:family="paragraph" style:parent-style-name="_5f_ua_5f_Titre_20_3">
      <style:text-properties officeooo:rsid="000472d5" officeooo:paragraph-rsid="000472d5"/>
    </style:style>
    <style:style style:name="P78" style:family="paragraph" style:parent-style-name="_5f_ua_5f_Titre_20_3">
      <style:text-properties officeooo:rsid="000485ac" officeooo:paragraph-rsid="000485ac"/>
    </style:style>
    <style:style style:name="P79" style:family="paragraph" style:parent-style-name="_5f_ua_5f_Titre_20_3">
      <style:text-properties officeooo:rsid="0005da76" officeooo:paragraph-rsid="0005da76"/>
    </style:style>
    <style:style style:name="P80" style:family="paragraph" style:parent-style-name="_5f_ua_5f_Titre_20_3">
      <style:text-properties officeooo:rsid="0005da76" officeooo:paragraph-rsid="0031bf8d"/>
    </style:style>
    <style:style style:name="P81" style:family="paragraph" style:parent-style-name="_5f_ua_5f_Titre_20_5">
      <style:text-properties officeooo:rsid="0005da76" officeooo:paragraph-rsid="0031bf8d"/>
    </style:style>
    <style:style style:name="P82" style:family="paragraph" style:parent-style-name="_5f_ua_5f_Titre_20_5">
      <style:text-properties officeooo:rsid="0005da76" officeooo:paragraph-rsid="0005da76"/>
    </style:style>
    <style:style style:name="P83" style:family="paragraph" style:parent-style-name="_5f_ua_5f_Titre_20_5">
      <style:text-properties officeooo:rsid="0030c3b8" officeooo:paragraph-rsid="0031bf8d"/>
    </style:style>
    <style:style style:name="P84" style:family="paragraph" style:parent-style-name="_5f_ua_5f_Titre_20_5">
      <style:text-properties officeooo:rsid="00309b0d" officeooo:paragraph-rsid="0031bf8d"/>
    </style:style>
    <style:style style:name="P85" style:family="paragraph" style:parent-style-name="Cadre_5f_Gauche" style:master-page-name="_34_e_5f_Couverture">
      <style:paragraph-properties style:page-number="1"/>
    </style:style>
    <style:style style:name="P86" style:family="paragraph" style:parent-style-name="Contents_20_Heading" style:master-page-name="Standard">
      <style:paragraph-properties style:page-number="3"/>
    </style:style>
    <style:style style:name="P87" style:family="paragraph">
      <style:paragraph-properties fo:line-height="100%" fo:text-align="start" style:writing-mode="lr-tb"/>
    </style:style>
    <style:style style:name="P88" style:family="paragraph">
      <style:paragraph-properties fo:margin-left="0.4cm" fo:margin-right="0cm" fo:margin-top="0cm" fo:margin-bottom="0.423cm" fo:line-height="100%" fo:text-align="justify" fo:text-indent="-0.373cm" style:writing-mode="lr-tb">
        <style:tab-stops/>
      </style:paragraph-properties>
    </style:style>
    <style:style style:name="P89" style:family="paragraph">
      <style:paragraph-properties fo:margin-left="-0.454cm" fo:margin-right="0.199cm" fo:line-height="100%" fo:text-align="justify" fo:text-indent="0cm" style:writing-mode="lr-tb"/>
    </style:style>
    <style:style style:name="P90" style:family="paragraph">
      <style:paragraph-properties fo:margin-left="-0.454cm" fo:margin-right="0.199cm" fo:line-height="100%" fo:text-align="justify" fo:text-indent="0cm" style:writing-mode="lr-tb"/>
      <style:text-properties fo:font-size="12pt" style:font-size-asian="12pt" style:font-size-complex="12pt"/>
    </style:style>
    <style:style style:name="P91" style:family="paragraph">
      <style:paragraph-properties fo:line-height="100%" fo:text-align="justify" style:writing-mode="lr-tb"/>
    </style:style>
    <style:style style:name="P92" style:family="paragraph">
      <style:paragraph-properties fo:margin-left="-0.454cm" fo:margin-right="0cm" fo:line-height="100%" fo:text-align="justify" fo:text-indent="0cm" style:writing-mode="lr-tb"/>
    </style:style>
    <style:style style:name="P93" style:family="paragraph">
      <style:paragraph-properties fo:margin-left="0.199cm" fo:margin-right="0.199cm" fo:line-height="100%" fo:text-align="end" fo:text-indent="0cm" style:writing-mode="lr-tb"/>
    </style:style>
    <style:style style:name="P94" style:family="paragraph">
      <style:paragraph-properties fo:line-height="100%" fo:text-align="justify" style:writing-mode="lr-tb">
        <style:tab-stops>
          <style:tab-stop style:position="1.512cm"/>
          <style:tab-stop style:position="5.395cm" style:leader-style="dotted" style:leader-text="."/>
        </style:tab-stops>
      </style:paragraph-properties>
    </style:style>
    <style:style style:name="P95" style:family="paragraph">
      <style:paragraph-properties fo:text-align="center" style:writing-mode="lr-tb"/>
    </style:style>
    <style:style style:name="P96" style:family="paragraph">
      <style:paragraph-properties style:writing-mode="lr-tb"/>
    </style:style>
    <style:style style:name="P97" style:family="paragraph">
      <style:paragraph-properties fo:line-height="100%" fo:text-align="end" style:writing-mode="lr-tb"/>
    </style:style>
    <style:style style:name="P98" style:family="paragraph">
      <style:paragraph-properties fo:margin-left="-0.454cm" fo:margin-right="0.199cm" fo:line-height="100%" fo:text-align="end" fo:text-indent="0cm" style:writing-mode="lr-tb"/>
    </style:style>
    <style:style style:name="P99" style:family="paragraph">
      <style:paragraph-properties fo:text-align="end" style:text-autospace="none"/>
    </style:style>
    <style:style style:name="T1" style:family="text">
      <style:text-properties style:font-name="Verdana1" fo:font-size="10pt"/>
    </style:style>
    <style:style style:name="T2" style:family="text">
      <style:text-properties style:font-name="Verdana1" fo:font-size="10pt" officeooo:rsid="000472d5"/>
    </style:style>
    <style:style style:name="T3" style:family="text">
      <style:text-properties fo:color="#cd5a00"/>
    </style:style>
    <style:style style:name="T4" style:family="text">
      <style:text-properties fo:color="#cd5a00" style:font-name="Verdana1" fo:font-size="10pt"/>
    </style:style>
    <style:style style:name="T5" style:family="text">
      <style:text-properties style:text-position="-30% 100%"/>
    </style:style>
    <style:style style:name="T6" style:family="text">
      <style:text-properties officeooo:rsid="0001c6dd"/>
    </style:style>
    <style:style style:name="T7" style:family="text">
      <style:text-properties officeooo:rsid="000472d5"/>
    </style:style>
    <style:style style:name="T8" style:family="text">
      <style:text-properties officeooo:rsid="000a78c4"/>
    </style:style>
    <style:style style:name="T9" style:family="text">
      <style:text-properties officeooo:rsid="000b2b1b"/>
    </style:style>
    <style:style style:name="T10" style:family="text">
      <style:text-properties officeooo:rsid="00107a2a"/>
    </style:style>
    <style:style style:name="T11" style:family="text">
      <style:text-properties officeooo:rsid="00131870"/>
    </style:style>
    <style:style style:name="T12" style:family="text">
      <style:text-properties officeooo:rsid="00173992"/>
    </style:style>
    <style:style style:name="T13" style:family="text">
      <style:text-properties officeooo:rsid="00191911"/>
    </style:style>
    <style:style style:name="T14" style:family="text">
      <style:text-properties officeooo:rsid="0019c992"/>
    </style:style>
    <style:style style:name="T15" style:family="text">
      <style:text-properties officeooo:rsid="00217ae0"/>
    </style:style>
    <style:style style:name="T16" style:family="text">
      <style:text-properties officeooo:rsid="0025a0fd"/>
    </style:style>
    <style:style style:name="T17" style:family="text">
      <style:text-properties officeooo:rsid="0025e893"/>
    </style:style>
    <style:style style:name="T18" style:family="text">
      <style:text-properties officeooo:rsid="00294caf"/>
    </style:style>
    <style:style style:name="T19" style:family="text">
      <style:text-properties officeooo:rsid="002aac35"/>
    </style:style>
    <style:style style:name="T20" style:family="text">
      <style:text-properties officeooo:rsid="002bb381"/>
    </style:style>
    <style:style style:name="T21" style:family="text">
      <style:text-properties officeooo:rsid="0030c3b8"/>
    </style:style>
    <style:style style:name="T22" style:family="text">
      <style:text-properties officeooo:rsid="002c8af8"/>
    </style:style>
    <style:style style:name="T23" style:family="text">
      <style:text-properties officeooo:rsid="002d7ff1"/>
    </style:style>
    <style:style style:name="T24" style:family="text">
      <style:text-properties officeooo:rsid="00309b0d"/>
    </style:style>
    <style:style style:name="T25" style:family="text">
      <style:text-properties officeooo:rsid="0032c490"/>
    </style:style>
    <style:style style:name="T26" style:family="text">
      <style:text-properties officeooo:rsid="0034112f"/>
    </style:style>
    <style:style style:name="T27" style:family="text">
      <style:text-properties officeooo:rsid="00354aaf"/>
    </style:style>
    <style:style style:name="T28" style:family="text">
      <style:text-properties officeooo:rsid="003c19c7"/>
    </style:style>
    <style:style style:name="T29" style:family="text">
      <style:text-properties officeooo:rsid="003c20e0"/>
    </style:style>
    <style:style style:name="T30" style:family="text">
      <style:text-properties officeooo:rsid="003dbce6"/>
    </style:style>
    <style:style style:name="T31" style:family="text">
      <style:text-properties officeooo:rsid="003ef36c"/>
    </style:style>
    <style:style style:name="T32" style:family="text">
      <style:text-properties officeooo:rsid="004854a0"/>
    </style:style>
    <style:style style:name="T33" style:family="text">
      <style:text-properties officeooo:rsid="004b84c6"/>
    </style:style>
    <style:style style:name="T34" style:family="text">
      <style:text-properties officeooo:rsid="00537f4b"/>
    </style:style>
    <style:style style:name="T35" style:family="text">
      <style:text-properties officeooo:rsid="00550a47"/>
    </style:style>
    <style:style style:name="T36" style:family="text">
      <style:text-properties officeooo:rsid="0058132b"/>
    </style:style>
    <style:style style:name="T37" style:family="text">
      <style:text-properties officeooo:rsid="005d3298"/>
    </style:style>
    <style:style style:name="T38" style:family="text">
      <style:text-properties officeooo:rsid="005fcece"/>
    </style:style>
    <style:style style:name="T39" style:family="text">
      <style:text-properties officeooo:rsid="0062826d"/>
    </style:style>
    <style:style style:name="T40" style:family="text">
      <style:text-properties officeooo:rsid="00670bb2"/>
    </style:style>
    <style:style style:name="T41" style:family="text">
      <style:text-properties officeooo:rsid="006c8ed5"/>
    </style:style>
    <style:style style:name="T42" style:family="text">
      <style:text-properties officeooo:rsid="006ed257"/>
    </style:style>
    <style:style style:name="T43" style:family="text">
      <style:text-properties officeooo:rsid="006fd8e1"/>
    </style:style>
    <style:style style:name="T44" style:family="text">
      <style:text-properties style:use-window-font-color="true" style:font-name="Verdana" fo:font-size="10pt" fo:language="fr" fo:country="FR" fo:font-weight="bold" style:font-name-asian="Calibri" style:font-size-asian="10pt" style:font-weight-asian="bold" style:font-name-complex="Calibri" style:font-size-complex="11pt" style:language-complex="ar" style:country-complex="SA" style:text-scale="85%"/>
    </style:style>
    <style:style style:name="T45" style:family="text">
      <style:text-properties style:use-window-font-color="true" style:font-name="Verdana" fo:font-size="10pt" fo:language="fr" fo:country="FR" style:font-name-asian="Calibri" style:font-size-asian="10pt" style:font-name-complex="Calibri" style:font-size-complex="11pt" style:language-complex="ar" style:country-complex="SA" style:text-scale="85%"/>
    </style:style>
    <style:style style:name="T46" style:family="text">
      <style:text-properties style:use-window-font-color="true" style:font-name="Verdana" fo:font-size="12pt" fo:language="fr" fo:country="FR" fo:font-weight="normal" style:font-name-asian="Calibri" style:font-size-asian="12pt" style:font-weight-asian="normal" style:font-name-complex="Calibri" style:font-size-complex="12pt" style:language-complex="ar" style:country-complex="SA" style:text-scale="85%"/>
    </style:style>
    <style:style style:name="T47" style:family="text">
      <style:text-properties style:use-window-font-color="true" style:font-name="Verdana" fo:font-size="9pt" fo:language="fr" fo:country="FR" fo:font-weight="normal" style:font-name-asian="Calibri" style:font-size-asian="9pt" style:font-weight-asian="normal" style:font-name-complex="Calibri" style:font-size-complex="10pt" style:language-complex="ar" style:country-complex="SA" style:text-scale="85%"/>
    </style:style>
    <style:style style:name="T48" style:family="text">
      <style:text-properties fo:color="#b2b3a3" style:font-name="Verdana" fo:font-size="24pt" fo:language="fr" fo:country="FR" fo:font-weight="bold" style:font-name-asian="Calibri" style:font-size-asian="24pt" style:font-weight-asian="bold" style:font-name-complex="Calibri" style:font-size-complex="10pt" style:language-complex="ar" style:country-complex="SA" style:text-scale="100%"/>
    </style:style>
    <style:style style:name="fr1" style:family="graphic" style:parent-style-name="Frame">
      <style:graphic-properties fo:margin-left="0.319cm" fo:margin-right="0.319cm" style:protect="position" style:wrap="run-through" style:number-wrapped-paragraphs="no-limit" style:vertical-pos="from-top" style:vertical-rel="page"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3" style:family="graphic" style:parent-style-name="Frame">
      <style:graphic-properties fo:margin-left="0.319cm" fo:margin-right="0.319cm" style:protect="position"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4" style:family="graphic" style:parent-style-name="Frame">
      <style:graphic-properties fo:margin-left="0.319cm" fo:margin-right="0.319cm" style:run-through="foreground"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5" style:family="graphic" style:parent-style-name="Frame">
      <style:graphic-properties fo:margin-left="0.319cm" fo:margin-right="0.319cm" style:wrap="run-through" style:number-wrapped-paragraphs="no-limit" style:vertical-pos="from-top" style:vertical-rel="page"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6" style:family="graphic" style:parent-style-name="Frame">
      <style:graphic-properties style:wrap="none" style:vertical-pos="top" style:vertical-rel="baseline" style:horizontal-pos="center" style:horizontal-rel="paragraph"/>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protect="none" style:wrap="run-through" style:number-wrapped-paragraphs="no-limit"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style:run-through="background" style:protect="position" style:wrap="parallel" style:number-wrapped-paragraphs="no-limit" style:wrap-contour="true" style:wrap-contour-mode="outside" style:vertical-pos="from-top" style:vertical-rel="page"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solid" svg:stroke-width="0.053cm" svg:stroke-color="#b2b3a3" draw:stroke-linejoin="miter" draw:fill="none" draw:fill-color="#ffffff" draw:textarea-horizontal-align="justify" draw:textarea-vertical-align="top" draw:auto-grow-height="true" draw:auto-grow-width="false" fo:padding-top="0.499cm" fo:padding-bottom="0.508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053cm" svg:stroke-color="#b2b3a3" draw:stroke-linejoin="miter" draw:fill="none" draw:fill-color="#ffffff" draw:textarea-horizontal-align="justify" draw:textarea-vertical-align="top" draw:auto-grow-height="true" draw:auto-grow-width="false" fo:min-height="19.263cm" fo:padding-top="0.199cm" fo:padding-bottom="0.199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3" style:family="graphic">
      <style:graphic-properties draw:stroke="solid" svg:stroke-width="0.053cm" svg:stroke-color="#b2b3a3" draw:stroke-linejoin="miter" draw:fill="none" draw:fill-color="#ffffff" draw:textarea-horizontal-align="justify" draw:textarea-vertical-align="top" draw:auto-grow-height="true" draw:auto-grow-width="false" fo:padding-top="0.199cm" fo:padding-bottom="0.199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4" style:family="graphic">
      <style:graphic-properties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5"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6"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7" style:family="graphic">
      <style:graphic-properties draw:stroke="solid" svg:stroke-width="0.423cm" svg:stroke-color="#0096ac"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8" style:family="graphic">
      <style:graphic-properties draw:stroke="solid" svg:stroke-width="0.423cm" svg:stroke-color="#cd5a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9"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0"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foreground"/>
    </style:style>
    <style:style style:name="gr12" style:family="graphic">
      <style:graphic-properties draw:stroke="none" draw:fill="solid" draw:fill-color="#b2b3a3" draw:textarea-horizontal-align="left" draw:textarea-vertical-align="top" draw:auto-grow-height="false" fo:padding-top="0.229cm" fo:padding-bottom="0.229cm" fo:padding-left="0.441cm" fo:padding-right="0.441cm" fo:wrap-option="wrap" style:run-through="foreground"/>
    </style:style>
    <style:style style:name="gr13"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14" style:family="graphic">
      <style:graphic-properties draw:stroke="none" draw:fill="none" draw:fill-color="#ffffff" draw:textarea-horizontal-align="left" draw:textarea-vertical-align="top" draw:auto-grow-height="false" fo:padding-top="0.229cm" fo:padding-bottom="0.229cm" fo:padding-left="0.441cm" fo:padding-right="0.441cm" fo:wrap-option="wrap" draw:color-mode="standard" draw:luminance="0%" draw:contrast="0%" draw:gamma="100%" draw:red="0%" draw:green="0%" draw:blue="0%" fo:clip="rect(0cm, 0cm, 0cm, 0cm)" draw:image-opacity="100%" style:mirror="none" style:run-through="foreground"/>
    </style:style>
    <style:style style:name="gr15" style:family="graphic">
      <style:graphic-properties draw:stroke="none" svg:stroke-color="#000000" draw:fill="none" draw:fill-color="#ffffff" fo:min-height="0.97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hoto"/>
      </text:sequence-decls>
      <draw:frame draw:style-name="fr8" draw:name="images5" text:anchor-type="page" text:anchor-page-number="2" svg:x="11.531cm" svg:y="5.35cm" svg:width="5.027cm" svg:height="1.217cm" draw:z-index="58">
        <draw:image xlink:href="Pictures/10000000000000BE0000002E798866A9.png" xlink:type="simple" xlink:show="embed" xlink:actuate="onLoad"/>
      </draw:frame>
      <text:p text:style-name="P61"><draw:frame draw:style-name="fr1" draw:name="Cadre1" text:anchor-type="char" svg:x="0.22cm" svg:y="1.229cm" svg:width="15.355cm" svg:height="2.549cm" draw:z-index="10"><draw:text-box><text:p text:style-name="PageGarde_5f_Année">201<text:span text:style-name="T6">5</text:span>-201<text:span text:style-name="T6">6</text:span></text:p><text:p text:style-name="P58">3ème année de Licence Informatique</text:p><text:p text:style-name="PageGarde_5f_MentionDeDiplome"/></draw:text-box></draw:frame></text:p>
      <text:p text:style-name="Standard"/>
      <text:p text:style-name="Standard"><draw:frame draw:style-name="fr2" draw:name="Cadre2" text:anchor-type="char" svg:x="0.563cm" svg:y="16.187cm" svg:width="15.065cm" svg:height="3.709cm" draw:z-index="12"><draw:text-box><text:p text:style-name="PageGarde_5f_MembresDuJury">Membres du jury</text:p><text:p text:style-name="PageGarde_5f_MembresDuJury">Nom/Prénom 1 | Fonction</text:p><text:p text:style-name="PageGarde_5f_MembresDuJury">Nom/Prénom 2 | Fonction</text:p><text:p text:style-name="PageGarde_5f_MembresDuJury">Nom/Prénom 3 | Fonction</text:p><text:p text:style-name="PageGarde_5f_MembresDuJury">Nom/Prénom 4 | Fonction</text:p><text:p text:style-name="PageGarde_5f_MembresDuJury">Nom/Prénom 5 | Fonction</text:p><text:p text:style-name="PageGarde_5f_MembresDuJury">Nom/Prénom 6 | Fonction</text:p></draw:text-box></draw:frame><draw:frame draw:style-name="fr3" draw:name="Cadre3" text:anchor-type="char" svg:x="0.579cm" svg:y="14.258cm" svg:width="15.065cm" svg:height="1.931cm" draw:z-index="11"><draw:text-box><text:p text:style-name="PageGarde_5f_SousLaDirectionDe">Sous la direction de M.</text:p><text:p text:style-name="PageGarde_5f_SousLaDirectionDe"><text:span text:style-name="T6">Stéphan</text:span> <text:span text:style-name="T6">Igor</text:span></text:p></draw:text-box></draw:frame><draw:frame draw:style-name="fr4" draw:name="Cadre4" text:anchor-type="char" svg:x="0.372cm" svg:y="5.396cm" svg:width="15.325cm" svg:height="3.717cm" draw:z-index="6"><draw:text-box><text:p text:style-name="P56">Pathfinding multi-agents à l'aide de méthodes stochastiques</text:p></draw:text-box></draw:frame><draw:frame draw:style-name="fr3" draw:name="Cadre5" text:anchor-type="char" svg:x="7.793cm" svg:y="11.739cm" svg:width="7.879cm" svg:height="2.521cm" draw:z-index="7"><draw:text-box><text:p text:style-name="P57">Nicolas Roux</text:p><text:p text:style-name="P57">Théo Voillemin</text:p><text:p text:style-name="P57">Corentin Talarmain</text:p></draw:text-box></draw:frame><draw:g text:anchor-type="char" draw:z-index="5" draw:style-name="gr4"><draw:connector draw:style-name="gr5" draw:text-style-name="P95" draw:type="line" svg:x1="-0.297cm" svg:y1="1.481cm" svg:x2="-0.294cm" svg:y2="14.128cm" svg:d="M-298 1480l3 12648" svg:viewBox="0 0 5 12651"><text:p/></draw:connector><draw:connector draw:style-name="gr5" draw:text-style-name="P95" draw:type="line" svg:x1="15.787cm" svg:y1="14.979cm" svg:x2="0.559cm" svg:y2="14.984cm" svg:d="M15787 14979l-15228 5" svg:viewBox="0 0 15229 7"><text:p/></draw:connector><draw:custom-shape draw:style-name="gr6" draw:text-style-name="P96" svg:width="1.747cm" svg:height="1.747cm" draw:transform="rotate (-3.14159265358979) translate (1.45520833333333cm 14.9795555555556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onnector draw:style-name="gr5" draw:text-style-name="P95" draw:type="line" svg:x1="15.947cm" svg:y1="14.981cm" svg:x2="16.976cm" svg:y2="14.985cm" svg:d="M15947 14981l1029 4" svg:viewBox="0 0 1030 5"><text:p/></draw:connector><draw:connector draw:style-name="gr5" draw:text-style-name="P95" draw:type="line" svg:x1="15.785cm" svg:y1="14.547cm" svg:x2="15.947cm" svg:y2="14.551cm" svg:d="M15785 14547l162 4" svg:viewBox="0 0 164 5"><text:p/></draw:connector><draw:connector draw:style-name="gr7" draw:text-style-name="P95" draw:type="line" svg:x1="15.311cm" svg:y1="14.983cm" svg:x2="15.473cm" svg:y2="14.988cm" svg:d="M15311 14983l162 5" svg:viewBox="0 0 164 7"><text:p/></draw:connector><draw:connector draw:style-name="gr8" draw:text-style-name="P95" draw:type="line" svg:x1="15.464cm" svg:y1="14.977cm" svg:x2="15.626cm" svg:y2="14.98cm" svg:d="M15464 14977l162 3" svg:viewBox="0 0 164 5"><text:p/></draw:connector></draw:g><draw:frame draw:style-name="fr9" draw:name="images1" text:anchor-type="char" svg:x="13.921cm" svg:y="25.359cm" svg:width="3.06cm" svg:height="2.992cm" draw:z-index="48"><draw:image xlink:href="Pictures/2000009200000BE100000BA69AC078B2.wmf" xlink:type="simple" xlink:show="embed" xlink:actuate="onLoad"/><draw:contour-polygon svg:width="3.041cm" svg:height="2.928cm" svg:viewBox="0 0 3041 2928" draw:points="1845,26 1559,452 1143,878 1065,1064 1065,1410 1533,1730 1689,1730 337,1969 26,2049 0,2608 51,2795 1117,2954 1455,2954 2729,2821 2885,2715 2780,2582 2859,2156 2807,1996 2391,1730 2495,1730 2936,1384 2936,1304 3041,904 3041,825 2936,399 2573,212 2105,26" draw:recreate-on-edit="false"/></draw:frame><draw:frame draw:style-name="fr5" draw:name="Cadre7" text:anchor-type="char" svg:x="2.491cm" svg:y="26.199cm" svg:width="11.128cm" svg:height="1.3cm" draw:z-index="13"><draw:text-box><text:p text:style-name="PageGarde_5f_SoutenuLe">Soutenu publiquement le :</text:p><text:p text:style-name="PageGarde_5f_SoutenuLe">xx xx xxxxxx xxxx</text:p></draw:text-box></draw:frame><draw:connector text:anchor-type="char" draw:z-index="9" draw:style-name="gr9" draw:text-style-name="P95" draw:type="line" svg:x1="15.785cm" svg:y1="18.588cm" svg:x2="15.947cm" svg:y2="18.592cm" svg:d="M15785 18588l162 4" svg:viewBox="0 0 164 5"><text:p/></draw:connector><draw:connector text:anchor-type="char" draw:z-index="8" draw:style-name="gr9" draw:text-style-name="P95" draw:type="line" svg:x1="15.785cm" svg:y1="16.311cm" svg:x2="15.947cm" svg:y2="16.315cm" svg:d="M15785 16311l162 4" svg:viewBox="0 0 164 5"><text:p/></draw:connector></text:p>
      <text:p text:style-name="P35"/>
      <text:p text:style-name="Standard"/>
      <text:p text:style-name="Standard"/>
      <text:p text:style-name="P2"><draw:g text:anchor-type="char" draw:z-index="49" draw:style-name="gr10"><draw:rect draw:style-name="gr11" draw:text-style-name="P95" svg:width="0.188cm" svg:height="0.468cm" svg:x="12.861cm" svg:y="21.172cm"><text:p/></draw:rect><draw:custom-shape draw:style-name="gr12" draw:text-style-name="P96" svg:width="0.158cm" svg:height="0.424cm" svg:x="12.861cm" svg:y="21.172cm"><text:p/><draw:enhanced-geometry svg:viewBox="0 0 21600 21600" draw:type="rectangle" draw:enhanced-path="M 0 0 L 21600 0 21600 21600 0 21600 0 0 Z N"/></draw:custom-shape></draw:g><draw:g text:anchor-type="char" draw:z-index="50" draw:style-name="gr10"><draw:frame draw:style-name="gr13" draw:text-style-name="P97" svg:width="13.156cm" svg:height="1.962cm" svg:x="-0.416cm" svg:y="22.144cm"><draw:text-box><text:p text:style-name="P97"><text:span text:style-name="T45">Ces conditions d’utilisation (attribution, pas d’utilisation</text:span></text:p><text:p text:style-name="P97"><text:span text:style-name="T45">commerciale, pas de modification) sont symbolisées par</text:span></text:p><text:p text:style-name="P97"><text:span text:style-name="T45">les icônes positionnées en pied de page.</text:span></text:p></draw:text-box></draw:frame><draw:frame draw:style-name="gr14" draw:text-style-name="P95" svg:width="2.204cm" svg:height="0.772cm" svg:x="13.519cm" svg:y="22.305cm"><draw:image xlink:href="Pictures/20000055000042BF0000175F50A8C80F.wmf" xlink:type="simple" xlink:show="embed" xlink:actuate="onLoad"><text:p/></draw:image></draw:frame></draw:g><draw:custom-shape text:anchor-type="as-char" svg:y="-8.761cm" draw:z-index="0" draw:style-name="gr1" draw:text-style-name="P87" svg:width="16.8cm" svg:height="7.217cm"><text:p text:style-name="P87"><text:span text:style-name="T44">L’auteur du présent document vous</text:span></text:p><text:p text:style-name="P87"><text:span text:style-name="T44">autorise à le partager, reproduire,</text:span></text:p><text:p text:style-name="P87"><text:span text:style-name="T44">distribuer et communiquer selon</text:span><text:span text:style-name="T44"><text:line-break/></text:span><text:span text:style-name="T44">les conditions suivantes :</text:span></text:p><text:p text:style-name="P87"><text:span text:style-name="T44"/></text:p><text:p text:style-name="P88"><text:span text:style-name="T45">-</text:span><text:span text:style-name="T45"><text:tab/></text:span><text:span text:style-name="T45">Vous devez le citer en l’attribuant de la manière indiquée par l’auteur (mais pas d’une manière qui suggérerait qu’il approuve votre utilisation de l’œuvre).</text:span></text:p><text:p text:style-name="P88"><text:span text:style-name="T45">- </text:span><text:span text:style-name="T45"><text:tab/></text:span><text:span text:style-name="T45">Vous n’avez pas le droit d’utiliser ce document à des fins commerciales.</text:span></text:p><text:p text:style-name="P88"><text:span text:style-name="T45">- </text:span><text:span text:style-name="T45"><text:tab/></text:span><text:span text:style-name="T45">Vous n’avez pas le droit de le modifier, de le transformer ou de l’adapter.</text:span></text:p><text:p text:style-name="P87"><text:span text:style-name="T44">Consulter la licence creative commons complète en français :</text:span></text:p><text:p text:style-name="P87"><text:span text:style-name="T44"><text:a xlink:href="http://creativecommons.org/licences/by-nc-nd/2.0/fr/" xlink:type="simple">http://creativecommons.org/licences/by-nc-nd/2.0/fr/</text:a></text:span></text:p><draw:enhanced-geometry svg:viewBox="0 0 21600 21600" draw:glue-points="10800 0 0 10800 10800 21600 21600 10800" draw:path-stretchpoint-x="10800" draw:text-areas="?f8 ?f9 ?f10 ?f11" draw:type="bracket-pair" draw:modifiers="2125"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35"/>
      <text:p text:style-name="P42"><draw:frame text:anchor-type="paragraph" draw:z-index="55" draw:style-name="gr15" svg:width="8.898cm" svg:height="0.989cm" draw:transform="rotate (1.5707963267949) translate (-0.446263888888889cm 9.37683333333333cm)"><draw:text-box><text:p text:style-name="P98"><text:span text:style-name="T48">REMERCIEMENTS</text:span></text:p></draw:text-box></draw:frame><draw:custom-shape text:anchor-type="as-char" svg:y="-20.996cm" draw:z-index="1" draw:style-name="gr2" draw:text-style-name="P90" svg:width="17.837cm" svg:height="20.383cm"><text:p text:style-name="P89"><text:span text:style-name="T46"><text:tab/></text:span><text:span text:style-name="T46">Avant toute chose, nous souhaitons remercier notre responsable de stage Monsieur Igor Stéphan pour son écoute et sa disponibilité tout au long de notre stage et d'avoir accepté notre demande d'étude sur la recherche de chemin en informatique.</text:span></text:p><text:p text:style-name="P89"><text:span text:style-name="T46"><text:tab/></text:span><text:span text:style-name="T46">Nous souhaitons remercier aussi le département informatique pour l'accès aux salles informatiques.</text:span></text:p><draw:enhanced-geometry svg:viewBox="0 0 21600 21600" draw:mirror-horizontal="false" draw:mirror-vertical="false"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table-of-content text:style-name="Sect1" text:protected="true" text:name="Table des matières1">
        <text:table-of-content-source text:outline-level="10" text:use-outline-level="false" text:use-index-source-styles="true">
          <text:index-title-template text:style-name="Contents_20_Heading">Sommaire</text:index-title-template>
          <text:table-of-content-entry-template text:outline-level="1" text:style-name="Contents_20_1">
            <text:index-entry-text/>
          </text:table-of-content-entry-template>
          <text:table-of-content-entry-template text:outline-level="2" text:style-name="Contents_20_2">
            <text:index-entry-chapter/>
            <text:index-entry-tab-stop style:type="left" style:position="0.499cm" style:leader-char=" "/>
            <text:index-entry-text/>
          </text:table-of-content-entry-template>
          <text:table-of-content-entry-template text:outline-level="3" text:style-name="Contents_20_3">
            <text:index-entry-chapter/>
            <text:index-entry-tab-stop style:type="left" style:position="1cm" style:leader-char=" "/>
            <text:index-entry-text/>
          </text:table-of-content-entry-template>
          <text:table-of-content-entry-template text:outline-level="4" text:style-name="Contents_20_4">
            <text:index-entry-chapter/>
            <text:index-entry-tab-stop style:type="left" style:position="1.499cm" style:leader-char=" "/>
            <text:index-entry-text/>
          </text:table-of-content-entry-template>
          <text:table-of-content-entry-template text:outline-level="5" text:style-name="Contents_20_5">
            <text:index-entry-text/>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ua_5f_Titre_20_1"/>
          </text:index-source-styles>
          <text:index-source-styles text:outline-level="2">
            <text:index-source-style text:style-name="_5f_ua_5f_Titre_20_2"/>
          </text:index-source-styles>
          <text:index-source-styles text:outline-level="3">
            <text:index-source-style text:style-name="_5f_ua_5f_Titre_20_3"/>
          </text:index-source-styles>
          <text:index-source-styles text:outline-level="4">
            <text:index-source-style text:style-name="_5f_ua_5f_Titre_20_4"/>
          </text:index-source-styles>
        </text:table-of-content-source>
        <text:index-body>
          <text:index-title text:style-name="Sect1" text:name="Table des matières1_Head">
            <text:p text:style-name="P86">Sommaire</text:p>
          </text:index-title>
          <text:p text:style-name="P55">Introduction</text:p>
          <text:p text:style-name="P48">1<text:tab/> Présentation du sujet de stage</text:p>
          <text:p text:style-name="P52">1.1.<text:tab/>La recherche de chemin</text:p>
          <text:p text:style-name="P52">1.2.<text:tab/>Les méthodes stochastiques</text:p>
          <text:p text:style-name="P48">2<text:tab/>Analyse du problème</text:p>
          <text:p text:style-name="P52">2.1.<text:tab/>Etat de l'art</text:p>
          <text:p text:style-name="P52">2.2.<text:tab/>Contraintes</text:p>
          <text:p text:style-name="P46">2.2.1.<text:tab/>Temps réel</text:p>
          <text:p text:style-name="P46">2.2.2.<text:tab/>API</text:p>
          <text:p text:style-name="P46">2.2.3.<text:tab/>Solution générale</text:p>
          <text:p text:style-name="P52">2.3.<text:tab/>Choix possibles</text:p>
          <text:p text:style-name="P46">2.3.1.<text:tab/>Algorithme de Monte Carlo</text:p>
          <text:p text:style-name="P46">2.3.2.<text:tab/>Algorithme génétique</text:p>
          <text:p text:style-name="P48">3<text:tab/>Planning du travail effectué</text:p>
          <text:p text:style-name="P48">4<text:tab/>Présentation des solutions adoptées</text:p>
          <text:p text:style-name="P52">4.1.<text:tab/>Choix effectués</text:p>
          <text:p text:style-name="P46">4.1.1.<text:tab/>Algorithme génétiques</text:p>
          <text:p text:style-name="P46">4.1.2.<text:tab/>Controller (communication)</text:p>
          <text:p text:style-name="P52">4.2.<text:tab/>Difficultés rencontrés</text:p>
          <text:p text:style-name="P46">4.2.1.<text:tab/>Conception d'un algorithme génétique</text:p>
          <text:p text:style-name="P46">4.2.2.<text:tab/>Gestion du temps réel</text:p>
          <text:p text:style-name="P46">4.2.3.<text:tab/>Création d'une API</text:p>
          <text:p text:style-name="P52">4.3.<text:tab/>Outils utilisés</text:p>
          <text:p text:style-name="P46">4.3.1.<text:tab/>Lbrairies</text:p>
          <text:p text:style-name="P46">4.3.2.<text:tab/>Environnement de développement</text:p>
          <text:p text:style-name="P46">4.3.3.<text:tab/>Débugage</text:p>
          <text:p text:style-name="P48">5<text:tab/>Tests effectués</text:p>
          <text:p text:style-name="P55">Conclusion</text:p>
          <text:p text:style-name="P55">Bibliographie</text:p>
        </text:index-body>
      </text:table-of-content>
      <text:p text:style-name="Standard"/>
      <text:h text:style-name="P73" text:outline-level="1"><text:bookmark-start text:name="__RefHeading__1_886550348"/>Introduction<text:bookmark-end text:name="__RefHeading__1_886550348"/></text:h>
      <text:p text:style-name="P6"><text:tab/>Dans le cadre de notre licence Informatique à l'université d'Angers, nous devions réaliser un stage de deux mois pour valider notre diplôme. Nous sommes tous les trois intéressés par une orientation vers la recherche dans la suite de nos études. C'est pour cette raison <text:span text:style-name="T25">que n</text:span>ous avons souhaité profiter de cette occasion pour explorer un domaine qui nous intéressait tous, la recherche de chemin dans la théorie des graphes. En lien avec un autre stage d'image de synthèse, nous avons donc exploré ce domaine au travers des méthodes stochastiques.</text:p>
      <text:p text:style-name="P6"/>
      <text:p text:style-name="P12"><text:tab/>Le but de ce stage est de fournir une interface de programmation applicative (API) utilisable par des développeurs de jeux de stratégies en temps réel (RTS) pour appliquer un algorithme de recherche de chemins pour leur jeu. <text:s/></text:p>
      <text:h text:style-name="P75" text:outline-level="2"><text:bookmark-start text:name="__RefHeading__3_886550348"/><text:s/><text:tab/><text:span text:style-name="T7">Présentation du sujet de stage</text:span><text:bookmark-end text:name="__RefHeading__3_886550348"/></text:h>
      <text:p text:style-name="P7"><text:span text:style-name="T8"><text:tab/>N</text:span>otre sujet de stage, la réalisation d'un pathfinding à l'aide de méthodes stochastiques, <text:span text:style-name="T18">se décompose en deux sous-parties : qu'est-ce que la recherche de chemin, et qu'est-ce qu'une méthode stochastique.</text:span></text:p>
      <text:h text:style-name="P77" text:outline-level="3"><text:bookmark-start text:name="__RefHeading__5_886550348"/>La recherche de chemin<text:bookmark-end text:name="__RefHeading__5_886550348"/></text:h>
      <text:p text:style-name="P4"><text:tab/><text:span text:style-name="T8">C'est à l'intelligence artificielle et plus particulièrement au domaine de la recherche de solution qu'est rattachée la recherche de chemin. De manière basique, on peut élargir ce problème à la recherche du meilleur chemin entre deux nœuds d'un un graphe. C'est en rajoutant des contraintes sur le graphe tel que des obstacles ou de la recherche multiple avec gestion de conflits que le problème se complexifie. Par ailleurs, la contrainte du temps réel impose de renvoyer des débuts de chemins immédiatement, que l'on ait déjà trouvé une solution ou non.</text:span></text:p>
      <text:h text:style-name="P77" text:outline-level="3">Les méthodes stochastiques</text:h>
      <text:p text:style-name="P4"><text:tab/><text:span text:style-name="T9">Pour la résolution des problèmes concernant la recherche de chemin, l'algorithme de Dijkstra ou l'algorithme A* sont très souvent utilisés, car répondant déjà au problème de manière efficace, particulièrement A* qui présente un bon compromis entre coût de calcul et optimalité de la solution.</text:span></text:p>
      <text:p text:style-name="P4"><text:tab/><text:span text:style-name="T9">Cependant, nous devons répondre à une exigence du temps réel pour notre solution, exigence à laquelle ces deux algorithmes ne répondent pas, c'est pour cela qu'il était nécessaire de mettre en place un algorithme stochastique.</text:span></text:p>
      <text:p text:style-name="P4"><text:tab/><text:span text:style-name="T9">Un algorithme dit stochastique suit une méthode de recherche aléatoire permettant de converger vers une solution au problème. Cette méthode sera dans de très rares cas aussi efficace qu'un algorithme A*, mais sa particularité est qu'elle pourra renvoyer la meilleur solution trouvée à tout moment, même en étant interrompue.</text:span></text:p>
      <text:h text:style-name="P76" text:outline-level="2">Analyse du problème</text:h>
      <text:p text:style-name="P4"><text:tab/><text:span text:style-name="T10">La principale problématique de notre stage était de pouvoir répondre au problème de recherche de chemin d'un jeu de stratégie en temps réel. Ce problème implique certaines contraintes qu'il nous a fallu respecter tout au long du stage.</text:span></text:p>
      <text:h text:style-name="P78" text:outline-level="3">Etat de l'art</text:h>
      <text:p text:style-name="P4">utat ullaor sequisi. Giamcon ut il dolum il dolorer in utpatin elit ex etue mod exeraesenit luptatio odolore dolent la commy nummy nosto esequam, vulla autate tis num venim vel utpatum diam voloreml doloboreros eliquate tie dolo-bore feu facil dolore velenis autpatummy nummoloreet veliquis eraessis aliquisim quat, si.</text:p>
      <text:p text:style-name="P4"/>
      <text:p text:style-name="P14">A FAIRE</text:p>
      <text:h text:style-name="P78" text:outline-level="3">Contraintes</text:h>
      <text:p text:style-name="P4"><text:tab/><text:span text:style-name="T11">Le sujet de notre stage nous a imposé certaines contraintes qu'il nous a fallu respecter, de la modélisation, au développement de notre projet.</text:span></text:p>
      <text:h text:style-name="P65" text:outline-level="4">Temps réel</text:h>
      <text:p text:style-name="P10"><text:tab/><text:span text:style-name="T11">La contrainte du temps réel a été majeure dans notre projet, justifiant majoritairement le choix de l'utilisation de méthodes stochastique. En effet, la particularité des jeux de stratégie en temps réel est que le joueur doit pouvoir arrêter, modifier et ajouter une demande de déplacement à tout moment. Ceci demande la mise en place d'un algorithme interruptible, qui serait en mesure de renvoyer une solution quelque soit l'avancée du calcul.</text:span></text:p>
      <text:p text:style-name="P13"><text:tab/>De plus, le temps réel implique une demande d'efficacité de notre algorithme quant au temps d'exécution. Le plus important pour les développeurs du jeu en question, est de savoir quelle est la prochaine case d'un personnage à intervalles réguliers courts. Il était donc nécessaire pour nous de développer une solution capable de renvoyer de manière régulière une solution pour chaque personnage du jeu.</text:p>
      <text:h text:style-name="P65" text:outline-level="4">API</text:h>
      <text:p text:style-name="P11"><text:tab/>La finalité de notre stage était de fournir un outil utilisable par les développeurs. C'est en ce sens qu'il était nécessaire que nous rendions notre projet sous forme d'API fonctionnelle. Cette contrainte a orienté la conception de notre projet, notamment sur les moyens que nous devions fournir pour communiquer avec notre algorithme. La construction d'une API fonctionnelle est une contrainte régulière en informatique, que nous rencontrerons sans doute à nouveau, de ce fait il a été très formateur pour nous de s'y adapter.</text:p>
      <text:h text:style-name="P66" text:outline-level="4"><text:soft-page-break/>Solution générale</text:h>
      <text:p text:style-name="P10"><text:tab/><text:span text:style-name="T12">Pour que l'API ne soit pas restrictive, nous avons eu comme contrainte de fournir un outil adaptable aux souhaits des développeurs. En ce sens, nous avons eu à impliquer cette contrainte dans nos réflexions de conception, modélisation et développement.</text:span></text:p>
      <text:h text:style-name="P78" text:outline-level="3">Choix possibles</text:h>
      <text:p text:style-name="P4"><text:tab/><text:span text:style-name="T14">Nos recherches sur les méthodes stochastiques ont mis en exergue quelques algorithmes existant qui ont pu faire leur preuve sur différentes applications.</text:span></text:p>
      <text:h text:style-name="P67" text:outline-level="4">Algorithme de Monte Carlo</text:h>
      <text:p text:style-name="P4"><text:tab/><text:span text:style-name="T14">Le premier algorithme et le plus connu est l'algorithme de Monte-Carlo. Cet algorithme a deux caractéristiques : Il utilise de l'aléatoire au cours de son calcul mais s'exécute avec un temps déterministe. Cet algorithme était à considérer car son temps d'exécution déterministe permettait d'accéder à la contrainte du temps réel. En effet, il aurait été alors possible de renvoyer un résultat à tous les intervalles voulus par les développeurs. Le défaut de cet algorithme est que le résultat renvoyé peut être incorrect avec une certaine probabilité.</text:span></text:p>
      <text:h text:style-name="P67" text:outline-level="4">Algorithme génétique</text:h>
      <text:p text:style-name="P24"><text:tab/>Moins connu mais sûrement plus intéressant, le second algorithme est l'algorithme génétique. Basé sur les travaux de sélection naturelle et d'évolution de Charles Darwin, tel Monte-Carlo, il génère des solutions principalement grâce à l'aléatoire. </text:p>
      <text:p text:style-name="P24"><text:tab/>Ainsi, l'algorithme possède une population où chaque individu propose une solution de chemins au problème de pathfinding, ceux-ci sont par la suite modifiés à l'aide de mutations où s'y effectue divers insertion, modification ou suppression de bout de chemin basé sur l'aléatoire. Ces individus sont ainsi évalués grâce à une fonction particulière qui, après exécution, attribue une fitness à chaque membres de la population, valeur qui reflète la qualité des chemins proposés.</text:p>
      <text:p text:style-name="P24"><text:tab/>Cette fitness permet de modifications de plus grande envergure, notamment sur la population entière où l'on supprime les agents les moins bons ou alors où l'on croise les différents individus pour créer de nouveaux membres ayant des chemins générés par combinaisons de ses individus « parents ». <text:tab/>Cet algorithme permet de retourner à n'importe quel moment une solution ou une ébauche de solution, permettant ainsi, par exemple, un déplacement en temps réel des différents agents du problème de pathfinding. Son principal défaut viens du calcul de la fitness qui peut être différent selon les conditions de la carte. Une carte ouverte et une carte en labyrinthe ayant des évaluations de chemins sensiblement différentes.</text:p>
      <text:h text:style-name="P74" text:outline-level="2">Planning du travail effectué</text:h>
      <text:p text:style-name="P5">/<text:span text:style-name="T15">TODO Gantt</text:span></text:p>
      <text:h text:style-name="P74" text:outline-level="2"><text:soft-page-break/>Présentation des solutions adoptées</text:h>
      <text:p text:style-name="P17"><text:tab/>Après réflexion autour de toutes les possibilités accessibles et de toutes les contraintes, nous avons mis en place les solutions les plus cohérentes selon nous. Que ce soit sur la méthode stochastique choisie ou la manière de communiquer de notre AP<text:span text:style-name="T16">I...</text:span></text:p>
      <text:h text:style-name="P79" text:outline-level="3">Choix effectués</text:h>
      <text:h text:style-name="_5f_ua_5f_Titre_20_4" text:outline-level="4">Algorithme génétiques</text:h>
      <text:p text:style-name="Standard"/>
      <text:p text:style-name="P9">Algorithme <text:span text:style-name="T25">adaptatif</text:span> ne fonctionne plus sur multi agent en temps réel.</text:p>
      <text:p text:style-name="P22"><text:tab/><text:span text:style-name="T25">Nous avons donc décider, pour développer un pathfinding par méthode stochastique, de développer un algorithme génétique.</text:span></text:p>
      <text:p text:style-name="P23">Celui-ci est programmé dans une classe Algogen qui contiendra et gérera les principes fondamentaux de l'algorithme génétique.</text:p>
      <text:p text:style-name="P62"><text:tab/>Le « génome » d'un Minion représente un chemin, sous la forme d'une suite de déplacements (haut, bas, gauche, droite, ou « rien »). Cette représentation engendre une évaluation coûteuse, car nous sommes obligés de parcourir tout le génome pour déterminer quelle est la case d'arrivée. Toutefois nous pensons que c'est un choix pertinent pour l'algorithme génétique, surtout en temps réel (voir section 4.1.1.5 – Évaluation).</text:p>
      <text:p text:style-name="P32"><text:tab/>L'autre possibilité était de représenter <text:span text:style-name="T38">les chemins par une suite de cases et non de déplacements. Ceci aurait grandement accéléré l'évaluation, mais nous aurions alors dû effectuer des réparations (extrêmement coûteuses) lors des crossover. En considérant une application temps-réel, cette méthode implique aussi de « jeter », après le déplacement d'une unité sur le chemin, tous les chemins potentiels qui ne passaient pas par cette case.</text:span></text:p>
      <text:p text:style-name="P26"/>
      <text:p text:style-name="P30">4.1.1.1 – <text:span text:style-name="T39">Demande de chemin et </text:span>Initialisation</text:p>
      <text:p text:style-name="P23"><text:tab/>Dans un premier lieu, étudions la population. Celle-ci est stockée dans la variable nommée m_pop. Elle contient un certain nombre d'instance de SurMinion, eux mêmes composés <text:span text:style-name="T26">d'instance</text:span> de Minion. Les Minion représentent le <text:span text:style-name="T26">chemin d'un des </text:span>agents du problème de recherche de chemin, <text:span text:style-name="T26">ainsi, chaque SurMinion contient une possibilité (différentes les uns des autres) de déplacements de tous les agents. Ainsi, tous les individus de la population proposent des solutions différentes au problème actuel du pathfinding.</text:span></text:p>
      <text:p text:style-name="P25"><text:tab/>Cette population est la base de l'algorithme et toute base doit être instanciée. Dans notre cas, nous créons la population lors de l'ajout du tout premier agent du pathfinding, puis, pour chaque nouveaux ajouts, nous ne faisons que rajouter un Minion à chaque membre de la population. De la même manière, lorsqu'un agent a atteint son chemin, nous supprimons le Minion correspondant <text:span text:style-name="T27">dans tous les SurMinions.</text:span></text:p>
      <text:p text:style-name="P28"><text:tab/>Lorsqu'une demande de chemin est effectuée, nous déterminons d' on rajoute dans 3 des SurMinions des débuts de chemins courts (6 déplacements) et calculés via l'algorithme A*, et dans les autres des chemins aléatoires (aussi 6 déplacements).</text:p>
      <text:p text:style-name="P27"><text:soft-page-break/><text:tab/><text:span text:style-name="T40">Nous avons ici aussi apporté une petite optimisation : si un autre déplacement a déjà été demandé vers la même case, que l'unité de cet autre déplacement n'est pas encore arrivée au bout de son chemin, et que la case d'origine du nouveau déplacement est située dans une petite zone que nous calculons autour de la case d'origine de l'autre déplacement, alors le nouveau déplacement n'en sera pas un à part entière mais un SousMinion. </text:span></text:p>
      <text:p text:style-name="P64"><text:tab/>C'est une autre classe que nous avons écrite, et son comportement est assez simple : elle représente un « suiveur » du déplacement original. Elle va commencer par rejoindre la case de départ du déplacement original (via un A*, garanti non coûteux car notre calcul des « zones » les construit de manière garantie sans obstacle direct), puis à chaque fois que le déplacement original va effectuer un mouvement, ce mouvement va se greffer à tous les « suiveurs ». Ces mouvements hérités d'un chemin sont temporairement stockés pour éviter qu'un SousMinion n'hérite que d'une partie du chemin original.</text:p>
      <text:p text:style-name="P27"><text:tab/><text:span text:style-name="T41">Les SousMinions ne sont pas mutés ni supprimés, ils ne servent qu'à économiser quelques calculs de chemins. Ce concept a été pensé pour répondre à une demande de notre groupe partenaire, qui voulait pouvoir effectuer efficacement le déplacement d'un grand nombre d'unités groupées vers une même case.</text:span></text:p>
      <text:p text:style-name="P25"/>
      <text:p text:style-name="P30">4.1.1.2 – Mutation</text:p>
      <text:p text:style-name="P30"><text:tab/>Un nombre de SurMinions (ratio variable) est sélectionné, et chacun de ces SurMinions est muté. La mutation peut prendre 2 formes selon le rang du SurMinion (rang déterminé en fonction de sa fitness globale, somme de la fitness de chacun des minions qui le composent).</text:p>
      <text:p text:style-name="P30"><text:tab/>Si le SurMinion est un élite (dans les 20 % meilleurs), il ne fait que recevoir de nouveaux chromosomes à la fin de son génome. Sinon, subit quelques suppressions de chromosomes, d'autre sont modifiés, et enfin d'autres sont ajoutés.</text:p>
      <text:p text:style-name="P30"/>
      <text:p text:style-name="P30">4.1.1.3 – <text:span text:style-name="T31">Élitisme</text:span></text:p>
      <text:p text:style-name="P28"><text:tab/>Nous avons <text:span text:style-name="T30">développé la notion d'élitisme, souvent utilisée dans les algorithmes génétiques. Dans notre cas, l'élitisme se décline en 3 parties : </text:span></text:p>
      <text:p text:style-name="P28"><text:tab/>-<text:span text:style-name="T28">Une partie de la population, considérée « élite », ne subit pas de mutations ni de suppression de chromosomes d'une génération à l'autre, mais seulement des ajouts, à la fin de son génome. De manière plus classique, cette « élite » va aussi systématiquement survivre d'une génération à l'autre, contrairement au reste des SurMinions qui ont une chance d'être supprimés.</text:span></text:p>
      <text:p text:style-name="P28"><text:tab/>-<text:span text:style-name="T28">Pour garantir qu'une solution est toujours disponible, nous prenons à chaque génération le meilleur (selon la fonction d'évaluation) SurMinion, et lui attribuons le statut de « président ». Le président n'est ni altéré ni supprimé d'une génération à l'autre.</text:span></text:p>
      <text:p text:style-name="P28"><text:tab/>-<text:span text:style-name="T28">Les SurMinions évoluent indépendamment les uns des autres, il est donc extrêmement improbable qu'un SurMinion regroupe chacun des meilleurs chemins trouvés pour chaque demande. Or, c'est précisément de ceci dont nous avons besoin pour renvoyer une solution. Pour répondre à ce problème, nous créons à chaque génération un SurMinion (« Superman ») qui regroupe les meilleurs chemins trouvés pour chaque demande. C'est un nouvel individu à part entière et non juste un statut de SurMinion (par opposition à « président »).</text:span></text:p>
      <text:p text:style-name="P28"><text:soft-page-break/></text:p>
      <text:p text:style-name="P31">4.1.1.4 - Reproduction</text:p>
      <text:p text:style-name="P29"><text:tab/><text:span text:style-name="T29">A chaque génération, en plus de la création du « Superman », il y a une phase de crossover (reproduction) dans laquelle 3 parents sont sélectionnés avec une probabilité exponentiellement décroissante dans l'ordre de fitness (la formule est 1/(2^rang). Cette méthode de sélection de parents par rang et exponentielle (</text:span><text:span text:style-name="T29"><text:bibliography-mark text:identifier="Bickle &amp; Thiele, &quot;Selection Schemes in GA&quot;" text:bibliography-type="article" text:author="Tobias Blickle &amp; Lothar Thiele" text:institution="Swiss Federal Institude of Technology" text:title="A Comparison of Selection Schemes used in Genetic Algorithms" text:year="1995">[Bickle &amp; Thiele, "Selection Schemes in GA"]</text:bibliography-mark></text:span><text:span text:style-name="T29">) ainsi que leur nombre de 3 (</text:span><text:span text:style-name="T29"><text:bibliography-mark text:identifier="Eiben, Raué &amp; Ruttkay, &quot;GA with multi-parent recombination&quot;" text:bibliography-type="article" text:author="A.E Eiben, P-E. Raué, Zs. Ruttkay" text:institution="Vrije Universiteit Amsterdam" text:title="Genetic algorithms with multi-parent recombination" text:year="1994">[Eiben, Raué &amp; Ruttkay, "GA with multi-parent recombination"]</text:bibliography-mark></text:span><text:span text:style-name="T29">) semble offrir un bon compromis entre exploration et intensification.</text:span></text:p>
      <text:p text:style-name="P29"><text:tab/><text:span text:style-name="T32">Le nombre d'enfants a générer par trio de parents est peu documenté, nous avons donc effectuée quelques tests et les résultats sont non significatifs. Instinctivement, nous pensons qu'un nombre faible va favoriser l'exploration (car dans ce cas, plus de trios de parents seront sélectionnés par génération) et un nombre plus élevé va favoriser l'intensification (car effet inverse).</text:span></text:p>
      <text:p text:style-name="P29"><text:tab/><text:span text:style-name="T32">Lorsque 3 parents ont été sélectionnés, nous procédons à un crossover selon une méthode hybride uniforme / single-point (fortement uniforme quand même). Les crossovers ne sont effectués qu'entre les Minions représentant le même chemin. Notre choix de représentation des chemins implique que les parents ont quasi-systématiquement des génomes de tailles différentes. Les enfants auront un génome de taille égale à celui du parent le plus long. Pour un chromosome à l'indice i, nous sélectionnons d'abord parmi les 3 parents ceux (ou celui) qui a encore un chromosome à cet indice. Un choix aléatoire est alors effectué entre les parents sélectionnés pour déterminer lequel fournira ce chromosome, conformément à la méthode uniforme. La fin du génome des enfants sera donc une copie de cette même fin dans le génome du parent le plus long, ce qui peut être apparenté à du single-point.</text:span></text:p>
      <text:p text:style-name="P28"/>
      <text:p text:style-name="P31">4.1.1.5 – <text:span text:style-name="T33">Évaluation et fitness</text:span></text:p>
      <text:p text:style-name="P31"><text:tab/><text:span text:style-name="T33">La fonction d'évaluation calcule un nombre, la fitness, pour chaque Minion de chaque SousMinion. Elle correspond à la distance de Manhattan</text:span><text:span text:style-name="T33"><text:note text:id="ftn1" text:note-class="footnote"><text:note-citation>1</text:note-citation><text:note-body><text:p text:style-name="P60">Si (x1,y1) et (x2,y2) sont les coordonnées respectives de la dernière case du chemin et de la case cible, alors la distance de Manhattan est égale à |x2-x1| + [y2-y1|. C'est un calcul rapide et efficace sur les cartes ouvertes, mais qui n'est pas suffisant pour sortir des optimum locaux.</text:p></text:note-body></text:note></text:span><text:span text:style-name="T33"> [voir fitness, en cours de modification]. La fitness d'un SurMinion est la somme des fitness de ses Minions.</text:span></text:p>
      <text:p text:style-name="P31"><text:tab/><text:span text:style-name="T34">Pour déterminer la fitness d'un chemin, au vu de notre représentation des chemins (par déplacement et non par cases), nous devons parcourir tout le génome pour savoir quelle est la dernière case du chemin. Nous avons choisi de profiter de ce parcours pour effectuer des corrections sur le génome :</text:span></text:p>
      <text:p text:style-name="P31"><text:tab/>- <text:span text:style-name="T35">Si une des cases parcourues a déjà été parcourue dans le même chemin, c'est une boucle, et nous supprimons cette boucle. Il est possible qu'une partie des déplacements de la boucle soit utile, mais déterminer laquelle serait encore très coûteux, et avec les ajouts de déplacements aléatoires il se trouve que des boucles sont formées à chaque itération et pour chaque minion. Nous avons donc pris le parti de simplement les supprimer.</text:span></text:p>
      <text:p text:style-name="P31"><text:tab/>- <text:span text:style-name="T36">Si un déplacement amène sur une case obstacle ou en dehors de la carte, nous supprimons ce déplacement.</text:span></text:p>
      <text:p text:style-name="P31"><text:soft-page-break/><text:tab/><text:span text:style-name="T37">De fait, la fonction d'évaluation sert à évaluer et aussi à corriger les chemins, avec un surcoût de temps de calcul faible par rapport à l'utilisation d'une autre méthode/fonction pour faire les corrections.</text:span></text:p>
      <text:p text:style-name="P31"/>
      <text:p text:style-name="P34">4.1.1.6 – <text:span text:style-name="T43">Suppressions</text:span></text:p>
      <text:p text:style-name="P34"><text:tab/><text:span text:style-name="T43">Une fois par génération, nous supprimons un certain nombre de SurMinions non-élites. Ici aussi, ce nombre est à affiner car un trop grand nombre de suppressions appauvrit vite les qualités d'exploration de notre population, mais un trop petit nombre </text:span></text:p>
      <text:p text:style-name="P34"/>
      <text:p text:style-name="P33">4.1.1.<text:span text:style-name="T42">7</text:span> – Renvoi de la réponse et déplacement d'une unité.</text:p>
      <text:h text:style-name="P68" text:outline-level="4">Controller (communication)</text:h>
      <text:p text:style-name="P18"><text:tab/><text:span text:style-name="T16">Pour permettre à des développeurs d'un jeu de stratégie en temps réel d'utiliser notre algorithme de recherche de chemin nous avons décidé de mettre en place un « controller », faisant référence au modèle Moteur-Vue-Controller (MVC) dont le principe dans ce modèle est de ne donner accès qu'à quelques méthodes spécifiquement choisies par les développeurs. Cette méthode nous permet de controller de manière efficace la façon d'utiliser notre algorithme. De plus, cette conception nous a permis de notre côté de mettre en place le projet sous ce modèle.</text:span></text:p>
      <text:h text:style-name="P79" text:outline-level="3">Difficultés rencontrés</text:h>
      <text:p text:style-name="P8"><text:tab/><text:span text:style-name="T17">Ce stage nous a permis à tous les trois d'explorer un domaine inconnu pour nous jusqu'ici. De ce fait, tout au long du développement, nous avons fait face à des difficultés, que ce soit dans la programmation ou la conception, qui nous ont aidé à progresser.</text:span></text:p>
      <text:h text:style-name="P69" text:outline-level="4">Conception d'un algorithme génétique</text:h>
      <text:p text:style-name="P8">utat ullaor sequisi. Giamcon ut il dolum il dolorer in utpatin elit ex etue mod exeraesenit luptatio odolore dolent la commy nummy nosto esequam, vulla autate tis num venim vel utpatum diam voloreml doloboreros eliquate tie dolo-bore feu facil dolore velenis autpatummy nummoloreet veliquis eraessis aliquisim quat, si.</text:p>
      <text:h text:style-name="P70" text:outline-level="4">Gestion du temps réel</text:h>
      <text:p text:style-name="P21"><text:tab/><text:span text:style-name="T17">Le temps réel peut ne pas être une difficulté si l'algorithme mis en place possède une complexité linéaire, mais dans notre cas, le temps réel nous a imposé une exigence sur l'optimisation de notre code. En effet, le problème de la recherche de chemin à l'aide de méthodes stochastiques est un problème à complexité NP-Complet, de ce fait, il était primordial qu'on ait une attention particulière à l'optimisation de notre code.</text:span></text:p>
      <text:p text:style-name="P21"><text:tab/><text:span text:style-name="T19">Régulièrement au cours de notre projet, nous avons estimé le temps d'exécution de notre programme, avec des graphes à complexités variables et des déplacements plus au moins lourds, ceux-ci nous ont permis de considérer si, quelque soit l'avancée de notre projet, nous pouvions répondre à la contrainte du temps réel.</text:span></text:p>
      <text:p text:style-name="P21"><text:soft-page-break/><text:tab/><text:span text:style-name="T19">La gestion du temps réel est une contrainte que nous viendrons sans doute à renconter à nouveau au cours de notre carrière, puisque cela peut se retrouver dans les jeux vidéos comme ici, mais aussi dans…</text:span></text:p>
      <text:p text:style-name="P19">La nécessité de répondre à ce besoin a dont été très formateur au cours de ces deux mois.</text:p>
      <text:h text:style-name="P70" text:outline-level="4">Création d'une API</text:h>
      <text:p text:style-name="P21"><text:tab/><text:span text:style-name="T19">L'objectif du projet étant de fournir un outil, c'est sous forme d'API que notre projet peut être utilisé. Cette difficulté s'est ressentie dans la conception du projet où en plus de devoir penser à notre algorithme, nous devions garder à l'esprit de pouvoir le faire communiquer si voulu avec une application extérieure.</text:span></text:p>
      <text:h text:style-name="P80" text:outline-level="3">Outils utilisés</text:h>
      <text:p text:style-name="P15">La bonne réalisation du stage a été permise par différents outils...</text:p>
      <text:h text:style-name="P71" text:outline-level="4">Lbrairies</text:h>
      <text:p text:style-name="P16">Certaines librairies gratuites nous ont permis de simplifier la mise en place de notre développement. </text:p>
      <text:h text:style-name="P81" text:outline-level="5">Libxml++</text:h>
      <text:p text:style-name="P21"><text:tab/><text:span text:style-name="T20">La conception de la communication avec notre API est passé notamment par l'échange d'informations entre notre programme et le jeu extérieur. Parmi ces informations on peut notamment trouvé la carte du jeu souhaitée par les développeurs. Pour recevoir cette information, nous avons décidé de mettre en place un transfert de fichiers au format XML nous donnant toutes les informations nécessaires sur tout ce qu'on pourra trouver sur la carte, des forêts, des marais, des montagnes et tous les types de terrains qui peuvent intéresser les utilisateurs, le format XML correspondant à ce type d'utilisation.</text:span></text:p>
      <text:p text:style-name="P21"><text:tab/><text:span text:style-name="T20">Pour se faire, plusieurs librairies C++ sont disponibles telles que Xerces, RapidXML, TinyXML et LibXML++. Notre choix s'est porté sur la dernière, LibXML++, car c'est une bibliothèque très complète, souple et bien documentée, qui implémente un support Xpath et qui permet de lire des fichiers XML volumineux. Notre objectif est de donner un outil souple quand à son utilisation, cela implique qu'on ne connait la quantité de données reçu.</text:span></text:p>
      <text:h text:style-name="P83" text:outline-level="5">Glibmm</text:h>
      <text:p text:style-name="P21"><text:tab/><text:span text:style-name="T21">Libxml++ a été adaptée en C++ à partir de la librairie libxml2 codée en C. De ce fait, pour cette adaptation, il est nécessaire d'utiliser la librairie Glibmm.</text:span></text:p>
      <text:h text:style-name="P70" text:outline-level="4">Environnement de développement</text:h>
      <text:p text:style-name="P21"><text:tab/><text:span text:style-name="T22">Les IDE (Environnement de développement) sont des outils qui se révèlent très pratiques pour les développeurs, simplifiant la programmation.</text:span></text:p>
      <text:h text:style-name="P81" text:outline-level="5">Kdevelop</text:h>
      <text:p text:style-name="P21"><text:soft-page-break/><text:tab/><text:span text:style-name="T23">KDevelop est un IDE dont le développement a commencé en 1998 par Sandy Meier. Parmi les avantages qu'il apporte, on peut citer entre autres sa gestion de multiples langages de programmation, sa gestion automatique des projets avec automake. Nous avons choisi d'utiliser cet IDE car dans la première partie de l'année, nos cours de C++ nous ont permis d'appréhender cet outil, et d'apprendre à l'utiliser pour optimiser notre programmation dans ce langage, de ce fait, son utilisation nous a permis de gagner du temps sur des éléments simples et répétitifs de la programmation tel que la déclaration de méthode ou l'inclusion de fichiers.</text:span></text:p>
      <text:h text:style-name="P70" text:outline-level="4">Débugage</text:h>
      <text:p text:style-name="P20">Un projet d'informatique passe forcément par une phase de débugage du code, quelque soit le langage. Ici aussi, nous avons pu trouver des outils qui nous ont été utile au débugage efficace de notre projet.</text:p>
      <text:h text:style-name="P81" text:outline-level="5">Valgrind</text:h>
      <text:p text:style-name="P21"><text:tab/><text:span text:style-name="T24">Valgrind est un outil bien connu dans le monde de la programmation en C et C++ car ces deux langages intervenant directement avec la mémoire de l'ordinateur, il est facile d'avoir des fuites mémoires à la création, suppression et recopie d'objets. Nous avons eu besoin de cet outil régulièrement pour être sûr que notre projet n'enclenchait aucune fuite mémoire sur l'ordinateur de l'utilisateur.</text:span></text:p>
      <text:h text:style-name="P84" text:outline-level="5">GDB</text:h>
      <text:p text:style-name="P21"><text:tab/><text:span text:style-name="T24">GDB ou GNU Project Debugger est un utilitaire permettant d'exécuter un programme et de voir ce qu'il s'y passe. Il nous a été grandement utile pour régler les problèmes tels que les erreurs segmentation ou les exceptions sur nos vecteurs.</text:span></text:p>
      <text:h text:style-name="P81" text:outline-level="5" text:is-list-header="true"/>
      <text:h text:style-name="P82" text:outline-level="5" text:is-list-header="true"/>
      <text:h text:style-name="P74" text:outline-level="2"><text:soft-page-break/>Tests effectués</text:h>
      <text:p text:style-name="Heading_20_2"/>
      <text:p text:style-name="_5f_ua_5f_Image"><draw:frame draw:style-name="fr6" draw:name="Cadre10" text:anchor-type="as-char" svg:width="15.797cm" draw:z-index="59"><draw:text-box fo:min-height="12.229cm"><text:p text:style-name="Photo">Photo <text:sequence text:ref-name="refPhoto0" text:name="Photo" text:formula="ooow:Photo+1" style:num-format="1">1</text:sequence>: <text:span text:style-name="T13">Amour</text:span></text:p></draw:text-box></draw:frame></text:p>
      <text:p text:style-name="Standard"/>
      <table:table table:name="Tableau3" table:style-name="Tableau3">
        <table:table-column table:style-name="Tableau3.A"/>
        <table:table-column table:style-name="Tableau3.B"/>
        <table:table-row>
          <table:table-cell table:style-name="Tableau3.A1" office:value-type="string">
            <text:p text:style-name="Table_20_Contents"/>
          </table:table-cell>
          <table:table-cell table:style-name="Tableau3.B1" office:value-type="string">
            <text:p text:style-name="Table_20_Contents"/>
          </table:table-cell>
        </table:table-row>
        <table:table-row>
          <table:table-cell table:style-name="Tableau3.A2" office:value-type="string">
            <text:p text:style-name="Table_20_Contents"/>
          </table:table-cell>
          <table:table-cell table:style-name="Tableau3.B2" office:value-type="string">
            <text:p text:style-name="Table_20_Contents"/>
          </table:table-cell>
        </table:table-row>
        <table:table-row>
          <table:table-cell table:style-name="Tableau3.A2" office:value-type="string">
            <text:p text:style-name="Table_20_Contents"/>
          </table:table-cell>
          <table:table-cell table:style-name="Tableau3.B2" office:value-type="string">
            <text:p text:style-name="Table_20_Contents"/>
          </table:table-cell>
        </table:table-row>
      </table:table>
      <text:p text:style-name="Table">Tableau <text:sequence text:ref-name="refTable0" text:name="Table" text:formula="ooow:Table+1" style:num-format="1">1</text:sequence>: Inscrire une légende</text:p>
      <text:p text:style-name="Standard"/>
      <text:h text:style-name="P72" text:outline-level="1">Conclusion</text:h>
      <text:p text:style-name="Standard"/>
      <text:h text:style-name="P72" text:outline-level="1">Bibliographie</text:h>
      <text:p text:style-name="Standard"/>
      <text:p text:style-name="Standard"/>
      <text:bibliography text:style-name="Sect1" text:protected="true" text:name="Bibliographie1">
        <text:bibliography-source>
          <text:index-title-template text:style-name="Bibliography_20_Heading">Bibliographie</text:index-title-template>
          <text:bibliography-entry-template text:bibliography-type="article"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book"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booklet"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onference"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1"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2"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3"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4"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5"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emai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book"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collection"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proceeding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journa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anua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astersthesi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isc"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index-entry-span>, </text:index-entry-span>
            <text:index-entry-bibliography text:style-name="_34__20_" text:bibliography-data-field="url"/>
          </text:bibliography-entry-template>
          <text:bibliography-entry-template text:bibliography-type="phdthesi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proceeding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techreport"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unpublished"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www"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source>
        <text:index-body>
          <text:index-title text:style-name="Sect1" text:name="Bibliographie1_Head">
            <text:p text:style-name="Bibliography_20_Heading">Bibliographie</text:p>
          </text:index-title>
          <text:p text:style-name="P59">Selection Schemes in GA: Tobias Blickle &amp; Lothar Thiele, A Comparison of Selection Schemes used in Genetic Algorithms, 1995</text:p>
        </text:index-body>
      </text:bibliography>
      <text:p text:style-name="Standard"/>
      <text:p text:style-name="P35"/>
      <text:table-of-content text:style-name="Sect1" text:protected="true" text:name="Table des matières2">
        <text:table-of-content-source text:outline-level="10" text:use-outline-level="false" text:use-index-source-styles="true">
          <text:index-title-template text:style-name="Contents_20_Heading">Table des matières</text:index-title-template>
          <text:table-of-content-entry-template text:outline-level="1" text:style-name="Contents_20_1">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1.499cm" style:leader-char=" "/>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ua_5f_Titre_20_1"/>
            <text:index-source-style text:style-name="Table_20_index_20_heading"/>
            <text:index-source-style text:style-name="Illustration_20_Index_20_Heading"/>
          </text:index-source-styles>
          <text:index-source-styles text:outline-level="2">
            <text:index-source-style text:style-name="_5f_ua_5f_Titre_20_2"/>
          </text:index-source-styles>
          <text:index-source-styles text:outline-level="3">
            <text:index-source-style text:style-name="_5f_ua_5f_Titre_20_3"/>
          </text:index-source-styles>
          <text:index-source-styles text:outline-level="4">
            <text:index-source-style text:style-name="_5f_ua_5f_Titre_20_4"/>
          </text:index-source-styles>
          <text:index-source-styles text:outline-level="5">
            <text:index-source-style text:style-name="_5f_ua_5f_Titre_20_5"/>
          </text:index-source-styles>
          <text:index-source-styles text:outline-level="6">
            <text:index-source-style text:style-name="_5f_ua_5f_Titre_20_6"/>
          </text:index-source-styles>
          <text:index-source-styles text:outline-level="7">
            <text:index-source-style text:style-name="_5f_ua_5f_Titre_20_7"/>
          </text:index-source-styles>
        </text:table-of-content-source>
        <text:index-body>
          <text:index-title text:style-name="Sect1" text:name="Table des matières2_Head">
            <text:p text:style-name="Contents_20_Heading">Table des matières</text:p>
          </text:index-title>
          <text:p text:style-name="P54">_ua_Titre 1<text:tab/>4</text:p>
          <text:p text:style-name="P47">1<text:tab/>_ua_Titre 2<text:tab/>4</text:p>
          <text:p text:style-name="P51">1.1.<text:tab/>_ua_Titre 3<text:tab/>4</text:p>
          <text:p text:style-name="P45">1.1.1.<text:tab/>_ua_Titre 4<text:tab/>4</text:p>
          <text:p text:style-name="P53">a) _ua_Titre 5<text:tab/>4</text:p>
          <text:p text:style-name="P50"><text:s/>_ua_Titre 6<text:tab/>4</text:p>
          <text:p text:style-name="P49"><text:s/>_ua_Titre 7<text:tab/>4</text:p>
          <text:p text:style-name="P54">Conclusion<text:tab/>6</text:p>
          <text:p text:style-name="P54">Bibliographie<text:tab/>7</text:p>
          <text:p text:style-name="P54">Table des illustrations<text:tab/>9</text:p>
          <text:p text:style-name="P54">Table des tableaux<text:tab/>10</text:p>
        </text:index-body>
      </text:table-of-content>
      <text:p text:style-name="Standard"/>
      <text:illustration-index text:style-name="Sect1" text:protected="true" text:name="Index des illustrations1">
        <text:illustration-index-source text:caption-sequence-name="Photo" text:caption-sequence-format="text">
          <text:index-title-template text:style-name="Illustration_20_Index_20_Heading">Table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38">Table des illustrations</text:p>
          </text:index-title>
          <text:p text:style-name="P43">Photo 1: Inscrire la légende<text:tab/>5</text:p>
        </text:index-body>
      </text:illustration-index>
      <text:p text:style-name="Standard"/>
      <text:p text:style-name="Standard"/>
      <text:table-index text:style-name="Sect1" text:protected="true" text:name="Index des tables1">
        <text:table-index-source text:caption-sequence-name="Table" text:caption-sequence-format="text">
          <text:index-title-template text:style-name="Table_20_index_20_heading">Table des tableaux</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des tables1_Head">
            <text:p text:style-name="P37">Table des tableaux</text:p>
          </text:index-title>
          <text:p text:style-name="P44">Tableau 1: Inscrire une légende<text:tab/>5</text:p>
        </text:index-body>
      </text:table-index>
      <text:p text:style-name="Standard"/>
      <text:p text:style-name="P85"><draw:frame text:anchor-type="paragraph" draw:z-index="56" draw:style-name="gr15" svg:width="4.62cm" svg:height="0.989cm" draw:transform="rotate (1.5707963267949) translate (-0.506236111111111cm 5.02002777777778cm)"><draw:text-box><text:p text:style-name="P99"><text:span text:style-name="T48">RÉSUMÉ</text:span></text:p></draw:text-box></draw:frame><draw:custom-shape text:anchor-type="as-char" svg:y="0cm" draw:z-index="2" draw:style-name="gr3" draw:text-style-name="P89" svg:width="17.837cm" svg:height="8.093cm"><text:p text:style-name="P89"><text:span text:style-name="T47">Nonsequi ex enim dolortincin essed dolut nulputat, conulla feumsan henim quamcore minciduis adiat. </text:span></text:p><text:p text:style-name="P91"><text:span text:style-name="T47">Dio con ex enisisl dolore venis aut exer sumsan eugue eugait atuer autpat. ut velestinim quat. ut lore consequ ipsummy nit lamet aliquat. Dunt utpat nummodolore magnim incipisit adigna augait velis augiatuerate consent la feu faccum nosto consequam zzrit lortie modolorper si.Ommodiatem <text:s/>velenisi <text:s/>tat <text:s/>prat, <text:s/>senim <text:s/>quat. <text:s/>Landreetummy <text:s/>nisim <text:s/>zzrilla <text:s/>core <text:s/>magniscil <text:s/>ilit <text:s/>euissisim <text:s/>ipsum </text:span></text:p><text:p text:style-name="P92"><text:span text:style-name="T47">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Ommodiatem <text:s/>velenisi <text:s/>tat <text:s/>prat, <text:s/>senim <text:s/>quat. <text:s/>Landreetummy <text:s/>nisim <text:s/>zzrilla <text:s/>core <text:s/>magniscil <text:s/>ilit <text:s/>euissisim <text:s/>ipsum 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nibh ea facilis adiam quat. Uptat aut la feu feuiscin exerili quamet ip ercipis modiamcor illandigna feugue de-lesequatie magna consequat, consed dolore digna feu facilla ad ex erci blandre riustio ero dion henisis ciduisi-</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able:table table:name="Tableau1" table:style-name="Tableau1">
        <table:table-column table:style-name="Tableau1.A"/>
        <table:table-column table:style-name="Tableau1.B"/>
        <table:table-row table:style-name="Tableau1.1">
          <table:table-cell table:style-name="Tableau1.A1" office:value-type="string">
            <text:p text:style-name="P40"/>
          </table:table-cell>
          <table:table-cell table:style-name="Tableau1.B1" office:value-type="string">
            <text:p text:style-name="P39"><text:span text:style-name="Encadré_5f_Normal_5f_Gras_20_Car">mots-clés :</text:span> nibh ea facilis adiam quat. Uptat aut la feu feuiscin exerili quamet ip ercipis modiamcor </text:p>
            <text:p text:style-name="Encadré_5f_Normal">illandigna feugue delesequatie magna consequat, consed dolore digna feu facilla ad ex erci blandre riustio ero dion henisis ciduisiquamcon ulpute facidunt lut lan hent alisi tat am, consent nosto conullam, </text:p>
            <text:p text:style-name="Encadré_5f_Normal">vendiam consed dipisi.</text:p>
          </table:table-cell>
        </table:table-row>
      </table:table>
      <text:p text:style-name="Standard"/>
      <text:p text:style-name="P42"><draw:frame text:anchor-type="paragraph" draw:z-index="57" draw:style-name="gr15" svg:width="5.79cm" svg:height="0.989cm" draw:transform="rotate (1.5707963267949) translate (-0.506236111111111cm 6.18948611111111cm)"><draw:text-box><text:p text:style-name="P99"><text:span text:style-name="T48">ABSTRACT</text:span></text:p></draw:text-box></draw:frame><draw:custom-shape text:anchor-type="as-char" svg:y="0cm" draw:z-index="3" draw:style-name="gr3" draw:text-style-name="P89" svg:width="17.837cm" svg:height="8.093cm"><text:p text:style-name="P89"><text:span text:style-name="T47">Nonsequi ex enim dolortincin essed dolut nulputat, conulla feumsan henim quamcore minciduis adiat. </text:span></text:p><text:p text:style-name="P91"><text:span text:style-name="T47">Dio con ex enisisl dolore venis aut exer sumsan eugue eugait atuer autpat. ut velestinim quat. ut lore consequ ipsummy nit lamet aliquat. Dunt utpat nummodolore magnim incipisit adigna augait velis augiatuerate consent la feu faccum nosto consequam zzrit lortie modolorper si.Ommodiatem <text:s/>velenisi <text:s/>tat <text:s/>prat, <text:s/>senim <text:s/>quat. <text:s/>Landreetummy <text:s/>nisim <text:s/>zzrilla <text:s/>core <text:s/>magniscil <text:s/>ilit <text:s/>euissisim <text:s/>ipsum </text:span></text:p><text:p text:style-name="P92"><text:span text:style-name="T47">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Ommodiatem <text:s/>velenisi <text:s/>tat <text:s/>prat, <text:s/>senim <text:s/>quat. <text:s/>Landreetummy <text:s/>nisim <text:s/>zzrilla <text:s/>core <text:s/>magniscil <text:s/>ilit <text:s/>euissisim <text:s/>ipsum 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nibh ea facilis adiam quat. Uptat aut la feu feuiscin exerili quamet ip ercipis modiamcor illandigna feugue de-lesequatie magna consequat, consed dolore digna feu facilla ad ex erci blandre riustio ero dion henisis ciduisi-</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able:table table:name="Tableau2" table:style-name="Tableau2">
        <table:table-column table:style-name="Tableau2.A"/>
        <table:table-column table:style-name="Tableau2.B"/>
        <table:table-row table:style-name="Tableau2.1">
          <table:table-cell table:style-name="Tableau2.A1" office:value-type="string">
            <text:p text:style-name="P40"/>
          </table:table-cell>
          <table:table-cell table:style-name="Tableau2.B1" office:value-type="string">
            <text:p text:style-name="P39"><text:span text:style-name="Encadré_5f_Normal_5f_Gras_20_Car">keywords :</text:span> nibh ea facilis adiam quat. Uptat aut la feu feuiscin exerili quamet ip ercipis modiamcor </text:p>
            <text:p text:style-name="Encadré_5f_Normal">illandigna feugue delesequatie magna consequat, consed dolore digna feu facilla ad ex erci blandre riustio ero dion henisis ciduisiquamcon ulpute facidunt lut lan hent alisi tat am, consent nosto conullam, </text:p>
            <text:p text:style-name="Encadré_5f_Normal">vendiam consed dipisi.</text:p>
          </table:table-cell>
        </table:table-row>
      </table:table>
      <text:p text:style-name="Standard"/>
      <text:p text:style-name="Standard"/>
      <text:p text:style-name="Cadre_5f_Gauche"><draw:g text:anchor-type="char" draw:z-index="51" draw:style-name="gr4"><draw:frame draw:style-name="gr14" draw:text-style-name="P95" svg:width="3.061cm" svg:height="2.992cm" svg:x="14.844cm" svg:y="26.079cm"><draw:image xlink:href="Pictures/2000009200000BE100000BA69AC078B2.wmf" xlink:type="simple" xlink:show="embed" xlink:actuate="onLoad"><text:p/></draw:image></draw:frame><draw:frame draw:style-name="gr13" draw:text-style-name="P97" svg:width="7.621cm" svg:height="1.96cm" svg:x="6.033cm" svg:y="27.118cm"><draw:text-box><text:p text:style-name="P97"><text:span text:style-name="T45">Présidence de l'université</text:span></text:p><text:p text:style-name="P97"><text:span text:style-name="T45">40 rue de rennes – BP 73532</text:span></text:p><text:p text:style-name="P97"><text:span text:style-name="T45">49035 Angers cedex</text:span></text:p><text:p text:style-name="P97"><text:span text:style-name="T45">Tél. 02 41 96 23 23 | Fax 02 41 96 23 00</text:span></text:p></draw:text-box></draw:frame><draw:connector draw:style-name="gr5" draw:text-style-name="P95" draw:type="line" svg:x1="13.651cm" svg:y1="26.345cm" svg:x2="13.813cm" svg:y2="26.345cm" svg:d="M13651 26345h162" svg:viewBox="0 0 164 2"><text:p/></draw:connector></draw:g></text:p>
      <text:p text:style-name="P36"><draw:custom-shape text:anchor-type="as-char" svg:y="0cm" draw:z-index="4" draw:style-name="gr3" draw:text-style-name="P93" svg:width="17.837cm" svg:height="6.298cm"><text:p text:style-name="P93"><text:span text:style-name="T48">ENGAGEMENT</text:span></text:p><text:p text:style-name="P93"><text:span text:style-name="T48">DE NON PLAGIAT</text:span></text:p><text:p text:style-name="P91"><text:span text:style-name="T47"/></text:p><text:p text:style-name="P94"><text:span text:style-name="T47">Je, soussigné(e) </text:span><text:span text:style-name="T47"><text:tab/></text:span><text:span text:style-name="T47"><text:tab/></text:span></text:p><text:p text:style-name="P91"><text:span text:style-name="T47">déclare être pleinement conscient(e) que le plagiat de documents ou d’une </text:span></text:p><text:p text:style-name="P91"><text:span text:style-name="T47">partie d’un document publiée sur toutes formes de support, y compris l’internet, </text:span></text:p><text:p text:style-name="P91"><text:span text:style-name="T47">constitue une violation des droits d’auteur ainsi qu’une fraude caractérisée. </text:span></text:p><text:p text:style-name="P91"><text:span text:style-name="T47">En conséquence, je m’engage à citer toutes les sources que j’ai utilisées </text:span></text:p><text:p text:style-name="P91"><text:span text:style-name="T47">pour écrire ce rapport ou mémoire.</text:span></text:p><text:p text:style-name="P91"><text:span text:style-name="T47"/></text:p><text:p text:style-name="P91"><text:span text:style-name="T47"/></text:p><text:p text:style-name="P92"><text:span text:style-name="T47">signé par l'étudiant(e) le jj / mm / aaaa</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3"><draw:frame draw:style-name="fr10" draw:name="images4" text:anchor-type="char" svg:x="15.072cm" svg:y="17.231cm" svg:width="3.164cm" svg:height="3.094cm" draw:z-index="52"><draw:image xlink:href="Pictures/2000009200000BE100000BA69AC078B2.wmf" xlink:type="simple" xlink:show="embed" xlink:actuate="onLoad"/></draw:frame><draw:connector text:anchor-type="char" draw:z-index="54" draw:style-name="gr9" draw:text-style-name="P95" draw:type="line" svg:x1="14.076cm" svg:y1="26.289cm" svg:x2="14.238cm" svg:y2="26.293cm" svg:d="M14076 26289l162 4" svg:viewBox="0 0 164 5"><text:p/></draw:connector><draw:frame draw:style-name="fr2" draw:name="Cadre8" text:anchor-type="char" svg:x="2.946cm" svg:y="17.279cm" svg:width="10.901cm" svg:height="3.226cm" draw:z-index="53"><draw:text-box><text:p text:style-name="P41">Cet engagement de non plagiat doit être signé et joint</text:p><text:p text:style-name="P41">à tous les rapports, dossiers, mémoires.</text:p><text:p text:style-name="Droite"/><text:p text:style-name="Droite">Présidence de l'université</text:p><text:p text:style-name="Droite">40 rue de rennes – BP 73532</text:p><text:p text:style-name="Droite">49035 Angers cedex</text:p><text:p text:style-name="Droite">Tél. 02 41 96 23 23 | Fax 02 41 96 23 00</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Verdana1" svg:font-family="Verdana,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style:writing-mode="lr-tb"/>
      <style:text-properties style:use-window-font-color="true" style:font-name="Verdana" fo:font-family="Verdana" style:font-family-generic="swiss" style:font-pitch="variable" fo:font-size="10pt" fo:language="fr" fo:country="FR"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1pt" style:language-complex="ar" style:country-complex="SA" style:text-scale="8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Standard" style:next-style-name="Standard" style:class="text">
      <style:paragraph-properties fo:margin-top="0.423cm" fo:margin-bottom="0.106cm" style:contextual-spacing="false" fo:text-align="start" style:justify-single-word="false" fo:keep-with-next="always"/>
      <style:text-properties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class="text">
      <style:paragraph-properties fo:margin-top="0.423cm" fo:margin-bottom="0.423cm" style:contextual-spacing="false" fo:line-height="100%" fo:text-align="start" style:justify-single-word="false" fo:keep-with-next="always"/>
      <style:text-properties fo:color="#0096ac"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423cm" style:contextual-spacing="false" fo:line-height="100%" fo:text-align="start" style:justify-single-word="false" fo:keep-with-next="always"/>
      <style:text-properties fo:color="#0096ac"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class="text">
      <style:paragraph-properties fo:margin-top="0.423cm" fo:margin-bottom="0.212cm" style:contextual-spacing="false" fo:line-height="100%" fo:text-align="start" style:justify-single-word="false" fo:keep-with-next="always"/>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class="text">
      <style:paragraph-properties fo:margin-top="0.423cm" fo:margin-bottom="0.212cm" style:contextual-spacing="false" fo:text-align="start" style:justify-single-word="false"/>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er" style:family="paragraph" style:parent-style-name="Standard"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paragraph-properties fo:margin-top="0cm" fo:margin-bottom="0cm"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geGarde_5f_TitreDuMémoire" style:display-name="PageGarde_TitreDuMémoire"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36pt" fo:font-weight="bold" style:font-size-asian="36pt" style:font-weight-asian="bold"/>
    </style:style>
    <style:style style:name="PageGarde_5f_SousTitreMémoire" style:display-name="PageGarde_SousTitreMémoire"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18pt" style:font-size-asian="18pt" style:text-scale="85%"/>
    </style:style>
    <style:style style:name="PageGarde_5f_NomPrénom" style:display-name="PageGarde_NomPrénom"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20pt" fo:font-weight="bold" style:font-size-asian="20pt" style:font-weight-asian="bold" style:text-scale="85%"/>
    </style:style>
    <style:style style:name="PageGarde_5f_MentionDeDiplome" style:display-name="PageGarde_MentionDeDiplome" style:family="paragraph" style:parent-style-name="Standard">
      <style:paragraph-properties fo:line-height="100%" fo:text-align="start" style:justify-single-word="false"/>
    </style:style>
    <style:style style:name="PageGarde_5f_SousLaDirectionDe" style:display-name="PageGarde_SousLaDirectionDe" style:family="paragraph" style:parent-style-name="Standard">
      <style:paragraph-properties fo:margin-top="0cm" fo:margin-bottom="0cm" style:contextual-spacing="false" fo:line-height="100%" fo:text-align="end" style:justify-single-word="false"/>
      <style:text-properties fo:color="#0096ac" fo:font-size="22pt" style:font-size-asian="22pt" style:text-scale="85%"/>
    </style:style>
    <style:style style:name="PageGarde_5f_MembresDuJury" style:display-name="PageGarde_MembresDuJury" style:family="paragraph" style:parent-style-name="Standard">
      <style:paragraph-properties fo:margin-top="0cm" fo:margin-bottom="0cm" style:contextual-spacing="false" fo:line-height="100%" fo:text-align="end" style:justify-single-word="false"/>
      <style:text-properties fo:color="#b2b3a3" style:text-scale="85%"/>
    </style:style>
    <style:style style:name="PageGarde_5f_SoutenuLe" style:display-name="PageGarde_SoutenuLe" style:family="paragraph" style:parent-style-name="Standard">
      <style:paragraph-properties fo:line-height="100%" fo:text-align="center" style:justify-single-word="false"/>
      <style:text-properties fo:font-size="12pt" style:font-size-asian="12pt" style:text-scale="85%"/>
    </style:style>
    <style:style style:name="Encadré_5f_Titre_5f_Gras" style:display-name="Encadré_Titre_Gras" style:family="paragraph" style:parent-style-name="Standard">
      <style:paragraph-properties fo:line-height="100%" fo:text-align="start" style:justify-single-word="false"/>
      <style:text-properties fo:font-weight="bold" style:font-weight-asian="bold"/>
    </style:style>
    <style:style style:name="Encadré_5f_ListePuces" style:display-name="Encadré_ListePuces" style:family="paragraph" style:parent-style-name="Standard" style:list-style-name="WW8Num11">
      <style:paragraph-properties fo:margin-left="0.751cm" fo:margin-right="0cm" fo:margin-top="0cm" fo:margin-bottom="0.423cm" style:contextual-spacing="false" fo:line-height="100%" fo:text-indent="-0.501cm" style:auto-text-indent="false">
        <style:tab-stops>
          <style:tab-stop style:position="0.751cm"/>
        </style:tab-stops>
      </style:paragraph-properties>
    </style:style>
    <style:style style:name="Encadré_5f_Normal" style:display-name="Encadré_Normal" style:family="paragraph" style:parent-style-name="Encadré_5f_Titre_5f_Gras">
      <style:paragraph-properties fo:line-height="100%" fo:text-align="justify" style:justify-single-word="false"/>
      <style:text-properties fo:font-size="9pt" fo:font-weight="normal" style:font-size-asian="9pt" style:font-weight-asian="normal" style:font-size-complex="10pt"/>
    </style:style>
    <style:style style:name="Encadré_5f_TitreCoté" style:display-name="Encadré_TitreCoté" style:family="paragraph" style:parent-style-name="Standard">
      <style:paragraph-properties fo:margin-left="0.199cm" fo:margin-right="0.199cm" fo:line-height="100%" fo:text-align="end" style:justify-single-word="false" fo:text-indent="0cm" style:auto-text-indent="false"/>
      <style:text-properties fo:color="#b2b3a3" fo:font-size="24pt" fo:font-weight="bold" style:font-size-asian="24pt" style:font-weight-asian="bold" style:font-size-complex="10pt" style:text-scale="100%"/>
    </style:style>
    <style:style style:name="_5f_ua_5f_Titre_20_1" style:display-name="_ua_Titre 1" style:family="paragraph" style:parent-style-name="Heading_20_1" style:next-style-name="Standard" style:default-outline-level="1"/>
    <style:style style:name="_5f_ua_5f_Titre_20_2" style:display-name="_ua_Titre 2" style:family="paragraph" style:parent-style-name="Heading_20_2" style:next-style-name="Standard" style:default-outline-level="2"/>
    <style:style style:name="_5f_ua_5f_Titre_20_3" style:display-name="_ua_Titre 3" style:family="paragraph" style:parent-style-name="Heading_20_3" style:next-style-name="Standard" style:default-outline-level="3"/>
    <style:style style:name="_5f_ua_5f_Titre_20_4" style:display-name="_ua_Titre 4" style:family="paragraph" style:parent-style-name="Heading_20_4" style:next-style-name="Standard" style:default-outline-level="4"/>
    <style:style style:name="_5f_ua_5f_Titre_20_5" style:display-name="_ua_Titre 5" style:family="paragraph" style:parent-style-name="Heading_20_5" style:next-style-name="Standard" style:default-outline-level="5"/>
    <style:style style:name="Contents_20_1" style:display-name="Contents 1" style:family="paragraph" style:parent-style-name="Standard" style:next-style-name="Standard" style:class="index">
      <style:paragraph-properties fo:margin-top="0.199cm" fo:margin-bottom="0.199cm" style:contextual-spacing="false" fo:line-height="100%" fo:text-align="start" style:justify-single-word="false"/>
      <style:text-properties fo:text-transform="uppercase"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color="#0096ac" fo:language="zxx" fo:country="none" fo:font-weight="bold" style:font-name-asian="Times New Roman" style:font-family-asian="'Times New Roman'" style:font-family-generic-asian="roman" style:font-pitch-asian="variable" style:language-asian="zxx" style:country-asian="none" style:font-weight-asian="bold"/>
    </style:style>
    <style:style style:name="Contents_20_3" style:display-name="Contents 3"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PageGarde_5f_Année" style:display-name="PageGarde_Année" style:family="paragraph" style:parent-style-name="Standard" style:next-style-name="PageGarde_5f_MentionDeDiplome">
      <style:paragraph-properties fo:line-height="100%" fo:text-align="start" style:justify-single-word="false"/>
      <style:text-properties fo:color="#b2b3a3" fo:font-size="18pt" style:font-size-asian="18pt"/>
    </style:style>
    <style:style style:name="Contents_20_5" style:display-name="Contents 5" style:family="paragraph" style:parent-style-name="Standard" style:next-style-name="Standard" style:class="index">
      <style:paragraph-properties fo:margin-left="1.501cm" fo:margin-right="0cm" fo:margin-top="0.101cm" fo:margin-bottom="0.101cm" style:contextual-spacing="false" fo:line-height="100%" fo:text-align="start" style:justify-single-word="false" fo:text-indent="0cm" style:auto-text-indent="false">
        <style:tab-stops>
          <style:tab-stop style:position="2.223cm"/>
          <style:tab-stop style:position="15.981cm" style:type="right" style:leader-style="dotted" style:leader-text="."/>
        </style:tab-stops>
      </style:paragraph-properties>
    </style:style>
    <style:style style:name="Droite" style:family="paragraph" style:parent-style-name="Standard">
      <style:paragraph-properties fo:line-height="100%" fo:text-align="end" style:justify-single-word="false"/>
    </style:style>
    <style:style style:name="Encadré_5f_Normal_5f_Gras" style:display-name="Encadré_Normal_Gras" style:family="paragraph" style:parent-style-name="Encadré_5f_Normal">
      <style:text-properties fo:font-weight="bold" style:font-weight-asian="bold" style:font-weight-complex="bold"/>
    </style:style>
    <style:style style:name="Cadre_5f_Gauche" style:display-name="Cadre_Gauche" style:family="paragraph" style:parent-style-name="Standard">
      <style:paragraph-properties fo:margin-left="-0.635cm" fo:margin-right="0cm" fo:text-indent="0cm" style:auto-text-indent="false"/>
      <style:text-properties style:font-name-asian="Times New Roman" style:font-family-asian="'Times New Roman'" style:font-family-generic-asian="roman" style:font-pitch-asian="variable"/>
    </style:style>
    <style:style style:name="Frame_20_contents" style:display-name="Frame contents" style:family="paragraph" style:parent-style-name="Text_20_body" style:class="extra"/>
    <style:style style:name="Contents_20_6" style:display-name="Contents 6" style:family="paragraph" style:parent-style-name="Index" style:class="index">
      <style:paragraph-properties fo:margin-left="2.496cm" fo:margin-right="0cm" fo:margin-top="0.101cm" fo:margin-bottom="0.101cm" style:contextual-spacing="false" fo:line-height="100%"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_5f_ua_5f_Titre_20_6" style:display-name="_ua_Titre 6" style:family="paragraph" style:parent-style-name="Heading_20_6" style:default-outline-level="" style:list-style-name="">
      <style:paragraph-properties fo:margin-left="1cm" fo:margin-right="0cm" fo:text-indent="0cm" style:auto-text-indent="false"/>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_5f_ua_5f_Titre_20_7" style:display-name="_ua_Titre 7" style:family="paragraph" style:parent-style-name="Heading_20_7" style:default-outline-level="" style:list-style-name="">
      <style:paragraph-properties fo:margin-left="1.473cm" fo:margin-right="0cm" fo:text-indent="0cm" style:auto-text-indent="false"/>
      <style:text-properties fo:font-weight="normal" style:font-weight-asian="normal" style:font-weight-complex="normal"/>
    </style:style>
    <style:style style:name="_5f_ua_5f_Image" style:display-name="_ua_Image" style:family="paragraph" style:parent-style-name="Standard" style:next-style-name="Standard">
      <style:paragraph-properties fo:text-align="center" style:justify-single-word="false"/>
    </style:style>
    <style:style style:name="Photo" style:family="paragraph" style:parent-style-name="Caption">
      <style:paragraph-properties fo:text-align="center" style:justify-single-word="false"/>
      <style:text-properties fo:font-size="10pt" fo:font-style="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able" style:family="paragraph" style:parent-style-name="Caption" style:class="extra">
      <style:paragraph-properties fo:text-align="center" style:justify-single-word="false"/>
      <style:text-properties fo:font-size="10pt" fo:font-style="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olice_20_par_20_défaut" style:display-name="Police par défaut" style:family="text"/>
    <style:style style:name="Internet_20_link" style:display-name="Internet link" style:family="text">
      <style:text-properties fo:color="#0000ff" style:text-underline-style="solid" style:text-underline-width="auto" style:text-underline-color="font-color"/>
    </style:style>
    <style:style style:name="Encadré_5f_Titre_5f_Gras_20_Car_20_Car" style:display-name="Encadré_Titre_Gras Car Car" style:family="text" style:parent-style-name="Police_20_par_20_défaut">
      <style:text-properties style:font-name="Verdana" fo:font-family="Verdana" style:font-family-generic="swiss" style:font-pitch="variable" fo:language="fr" fo:country="FR" fo:font-weight="bold" style:font-name-asian="Calibri" style:font-family-asian="Calibri" style:font-family-generic-asian="swiss" style:font-pitch-asian="variable" style:font-weight-asian="bold" style:font-size-complex="11pt" style:language-complex="ar" style:country-complex="SA" style:text-scale="85%"/>
    </style:style>
    <style:style style:name="Encadré_5f_Normal_20_Car" style:display-name="Encadré_Normal Car" style:family="text" style:parent-style-name="Encadré_5f_Titre_5f_Gras_20_Car_20_Car">
      <style:text-properties fo:font-size="9pt" style:font-size-asian="9pt"/>
    </style:style>
    <style:style style:name="Encadré_5f_Normal_5f_Gras_20_Car" style:display-name="Encadré_Normal_Gras Car" style:family="text" style:parent-style-name="Encadré_5f_Normal_20_Car">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3" style:num-suffix="." style:num-format="1" text:display-levels="2">
        <style:list-level-properties text:list-level-position-and-space-mode="label-alignment">
          <style:list-level-label-alignment text:label-followed-by="listtab" text:list-tab-stop-position="1.7cm" fo:text-indent="-1.7cm" fo:margin-left="1.7cm"/>
        </style:list-level-properties>
      </text:outline-level-style>
      <text:outline-level-style text:level="4" style:num-suffix="." style:num-format="1" text:display-levels="3">
        <style:list-level-properties text:list-level-position-and-space-mode="label-alignment">
          <style:list-level-label-alignment text:label-followed-by="listtab" text:list-tab-stop-position="1.501cm" fo:text-indent="-1.501cm" fo:margin-left="1.501cm"/>
        </style:list-level-properties>
      </text:outline-level-style>
      <text:outline-level-style text:level="5" style:num-suffix=")" style:num-format="a" style:num-letter-sync="true">
        <style:list-level-properties text:list-level-position-and-space-mode="label-alignment">
          <style:list-level-label-alignment text:label-followed-by="listtab" text:list-tab-stop-position="1.501cm" fo:text-indent="-1.002cm" fo:margin-left="1.501cm"/>
        </style:list-level-properties>
      </text:outline-level-style>
      <text:outline-level-style text:level="6" style:num-prefix="()" style:num-format="i">
        <style:list-level-properties text:list-level-position-and-space-mode="label-alignment">
          <style:list-level-label-alignment text:label-followed-by="listtab" fo:text-indent="-0.635cm" fo:margin-left="3.81cm"/>
        </style:list-level-properties>
      </text:outline-level-style>
      <text:outline-level-style text:level="7" style:num-prefix="." style:num-format="1">
        <style:list-level-properties text:list-level-position-and-space-mode="label-alignment">
          <style:list-level-label-alignment text:label-followed-by="listtab" fo:text-indent="-0.635cm" fo:margin-left="4.445cm"/>
        </style:list-level-properties>
      </text:outline-level-style>
      <text:outline-level-style text:level="8" style:num-prefix="." style:num-format="a" style:num-letter-sync="true">
        <style:list-level-properties text:list-level-position-and-space-mode="label-alignment">
          <style:list-level-label-alignment text:label-followed-by="listtab" fo:text-indent="-0.635cm" fo:margin-left="5.08cm"/>
        </style:list-level-properties>
      </text:outline-level-style>
      <text:outline-level-style text:level="9" style:num-prefix="." style:num-format="i">
        <style:list-level-properties text:list-level-position-and-space-mode="label-alignment">
          <style:list-level-label-alignment text:label-followed-by="listtab" fo:text-indent="-0.635cm" fo:margin-left="5.71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text:bullet-char="">
        <style:list-level-properties text:list-level-position-and-space-mode="label-alignment">
          <style:list-level-label-alignment text:label-followed-by="listtab" fo:text-indent="-0.635cm" fo:margin-left="0.885cm"/>
        </style:list-level-properties>
        <style:text-properties style:font-name="Symbol"/>
      </text:list-level-style-bullet>
      <text:list-level-style-bullet text:level="2" text:style-name="Zeichenformat"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Zeichenformat"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7cm" fo:text-indent="-1.7cm" fo:margin-left="1.7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fr" fo:country="F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style:font-name="Verdana1" fo:font-size="10pt" officeooo:rsid="000472d5"/>
    </style:style>
    <style:style style:name="MT2" style:family="text">
      <style:text-properties style:font-name="Verdana1" fo:font-size="10pt"/>
    </style:style>
    <style:style style:name="MT3" style:family="text">
      <style:text-properties fo:color="#cd5a00" style:font-name="Verdana1" fo:font-size="10pt"/>
    </style:style>
    <style:style style:name="MT4" style:family="text">
      <style:text-properties fo:color="#cd5a00"/>
    </style:style>
    <style:style style:name="MT5" style:family="text">
      <style:text-properties style:text-position="-30% 100%"/>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Nicolas R. – Théo V. – Corentin T.</text:span><text:span text:style-name="MT2"> </text:span><text:span text:style-name="MT3">|</text:span><text:span text:style-name="MT2"> </text:span><text:span text:style-name="MT1">Pathfinding multi-agents à l'aide de méthodes stochastiques</text:span><text:span text:style-name="MT2"> </text:span><text:span text:style-name="MT2"><draw:frame draw:style-name="Mfr1" draw:name="images9" text:anchor-type="as-char" svg:width="1.131cm" svg:height="0.379cm" draw:z-index="30"><draw:image xlink:href="Pictures/10000000000000F900000054FB70E5DA.png" xlink:type="simple" xlink:show="embed" xlink:actuate="onLoad"/></draw:frame></text:span><text:span text:style-name="MT2"> </text:span><text:span text:style-name="MT2"><draw:frame draw:style-name="Mfr1" draw:name="images10" text:anchor-type="as-char" svg:width="0.139cm" svg:height="0.379cm" draw:z-index="47"><draw:image xlink:href="Pictures/100000000000002D00000078B71AEC1C.png" xlink:type="simple" xlink:show="embed" xlink:actuate="onLoad"/></draw:frame></text:span><text:span text:style-name="MT2"> </text:span><text:span text:style-name="MT2"><text:page-number text:select-page="current">19</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header>
        <text:p text:style-name="Header"/>
      </style:header>
      <style:footer>
        <text:p text:style-name="MP1">Nom prénom <text:span text:style-name="MT4">|</text:span> titre du mémoire – sous-titre <text:span text:style-name="MT5"><text:s/></text:span><text:s/><text:page-number text:select-page="current">0</text:page-number></text:p>
      </style:footer>
    </style:master-page>
    <style:master-page style:name="_34_e_5f_Couverture" style:display-name="4e_Couverture" style:page-layout-name="Mpm4"/>
    <style:master-page style:name="Page_5f_Garde" style:display-name="Page_Garde" style:page-layout-name="Mpm1">
      <style:footer>
        <text:p text:style-name="MP1"><text:tab/></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9T13:46:33.781376707</meta:creation-date>
    <meta:editing-cycles>1</meta:editing-cycles>
    <meta:editing-duration>P0D</meta:editing-duration>
    <meta:generator>LibreOffice/4.2.8.2$Linux_X86_64 LibreOffice_project/420m0$Build-2</meta:generator>
    <meta:keyword>Université d'Angers</meta:keyword>
    <dc:title>Modèle Mémoire</dc:title>
    <meta:document-statistic meta:table-count="3" meta:image-count="5" meta:object-count="0" meta:page-count="24" meta:paragraph-count="196" meta:word-count="3981" meta:character-count="25228" meta:non-whitespace-character-count="21378"/>
  </office:meta>
</office:document-meta>
</file>